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4800006A2500007EEBF36737C8.wmf"/>
  <manifest:file-entry manifest:media-type="" manifest:full-path="Pictures/2000008B00006FB900006AC320938A17.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gradient" draw:fill-color="#ff9900" draw:fill-gradient-name="Gradient_20_7"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5050" draw:textarea-horizontal-align="left" draw:textarea-vertical-align="top" draw:auto-grow-height="false" fo:padding-top="0.13cm" fo:padding-bottom="0.13cm" fo:padding-left="0.25cm" fo:padding-right="0.25cm" fo:wrap-option="wrap" draw:shadow-color="#800000"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5050" draw:textarea-horizontal-align="justify" draw:textarea-vertical-align="bottom" draw:auto-grow-height="true" draw:auto-grow-width="false" fo:min-height="3.828cm" fo:min-width="0cm" fo:padding-top="0.128cm" fo:padding-bottom="0.128cm" fo:padding-left="0.256cm" fo:padding-right="0.256cm" fo:wrap-option="wrap" draw:shadow-color="#800000"/>
    </style:style>
    <style:style style:name="pr2" style:family="presentation" style:parent-style-name="Title1-subtitle">
      <style:graphic-properties draw:stroke="none" draw:fill="none" draw:fill-color="#ff5050" draw:textarea-horizontal-align="justify" draw:textarea-vertical-align="top" draw:auto-grow-height="true" draw:auto-grow-width="false" fo:min-height="4.613cm" fo:min-width="0cm" fo:padding-top="0.128cm" fo:padding-bottom="0.128cm" fo:padding-left="0.256cm" fo:padding-right="0.256cm" fo:wrap-option="wrap" draw:shadow-color="#800000"/>
    </style:style>
    <style:style style:name="pr3" style:family="presentation" style:parent-style-name="Title1-notes">
      <style:graphic-properties draw:stroke="none" draw:fill="none" draw:fill-color="#bbe0e3" fo:min-height="11.432cm" draw:shadow-color="#808080"/>
    </style:style>
    <style:style style:name="pr4" style:family="presentation" style:parent-style-name="Default-title">
      <style:graphic-properties draw:stroke="none" draw:fill="none" draw:fill-color="#ff5050" draw:textarea-horizontal-align="justify" draw:textarea-vertical-align="bottom" draw:auto-grow-height="true" draw:auto-grow-width="false" fo:min-height="3.242cm" fo:min-width="0cm" fo:padding-top="0.128cm" fo:padding-bottom="0.128cm" fo:padding-left="0.256cm" fo:padding-right="0.256cm" fo:wrap-option="wrap" draw:shadow-color="#800000"/>
    </style:style>
    <style:style style:name="pr5" style:family="presentation" style:parent-style-name="Default-outline1">
      <style:graphic-properties draw:stroke="none" draw:fill="none" draw:fill-color="#ff5050" draw:textarea-horizontal-align="justify" draw:textarea-vertical-align="top" draw:auto-grow-height="true" draw:auto-grow-width="false" fo:min-height="12.33cm" fo:min-width="0cm" fo:padding-top="0.128cm" fo:padding-bottom="0.128cm" fo:padding-left="0.256cm" fo:padding-right="0.256cm" fo:wrap-option="wrap" draw:shadow-color="#800000"/>
    </style:style>
    <style:style style:name="pr6" style:family="presentation" style:parent-style-name="Default-notes">
      <style:graphic-properties draw:stroke="none" draw:fill="none" draw:fill-color="#bbe0e3" fo:min-height="11.432cm" draw:shadow-color="#808080"/>
    </style:style>
    <style:style style:name="pr7" style:family="presentation" style:parent-style-name="Default-notes">
      <style:graphic-properties draw:fill-color="#ffffff" fo:min-height="11.432cm"/>
    </style:style>
    <style:style style:name="pr8" style:family="presentation" style:parent-style-name="Default-title">
      <style:graphic-properties fo:min-height="3.242cm"/>
    </style:style>
    <style:style style:name="pr9" style:family="presentation" style:parent-style-name="Default-outline1">
      <style:graphic-properties fo:min-height="12.33cm"/>
    </style:style>
    <style:style style:name="pr10" style:family="presentation" style:parent-style-name="Default-notes">
      <style:graphic-properties draw:fill-color="#ffffff" fo:min-height="11.431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246cm" fo:margin-bottom="0cm" fo:text-indent="0cm"/>
    </style:style>
    <style:style style:name="P5" style:family="paragraph">
      <style:paragraph-properties fo:text-align="center" style:writing-mode="lr-tb"/>
    </style:style>
    <style:style style:name="P6" style:family="paragraph">
      <style:paragraph-properties fo:margin-left="0cm" fo:margin-right="0cm" fo:margin-top="0.282cm" fo:margin-bottom="0cm" fo:line-height="90%" fo:text-indent="0cm"/>
    </style:style>
    <style:style style:name="P7" style:family="paragraph">
      <style:paragraph-properties fo:margin-left="0cm" fo:margin-right="0cm" fo:margin-top="0.282cm" fo:margin-bottom="0cm" fo:line-height="90%" fo:text-indent="0cm" style:punctuation-wrap="hanging" style:line-break="strict"/>
    </style:style>
    <style:style style:name="P8" style:family="paragraph">
      <style:text-properties fo:font-size="12pt"/>
    </style:style>
    <style:style style:name="T1" style:family="text">
      <style:text-properties fo:color="#ffff99"/>
    </style:style>
    <style:style style:name="T2" style:family="text">
      <style:text-properties fo:font-size="28pt" style:font-size-asian="28pt" style:font-size-complex="28pt"/>
    </style:style>
    <style:style style:name="T3" style:family="text">
      <style:text-properties fo:font-size="28pt" fo:font-style="italic" fo:font-weight="bold" style:font-size-asian="28pt" style:font-style-asian="italic" style:font-weight-asian="bold" style:font-size-complex="28pt"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anguage="en" fo:country="US"/>
    </style:style>
    <style:style style:name="T6" style:family="text">
      <style:text-properties fo:language="en" fo:country="US" fo:font-style="italic" fo:font-weight="bold" style:font-style-asian="italic" style:font-weight-asian="bold" style:font-style-complex="italic" style:font-weight-complex="bold"/>
    </style:style>
    <text:list-style style:name="L1">
      <text:list-level-style-number text:level="1" style:num-format="">
        <style:list-level-properties/>
        <style:text-properties fo:color="#ffff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99" fo:font-size="100%"/>
      </text:list-level-style-number>
      <text:list-level-style-bullet text:level="2" text:bullet-char="–">
        <style:list-level-properties text:space-before="1.27cm"/>
        <style:text-properties fo:font-family="Verdana" style:font-family-generic="swiss" style:font-pitch="variable" fo:color="#ffffff" fo:font-size="100%"/>
      </text:list-level-style-bullet>
      <text:list-level-style-bullet text:level="3" text:bullet-char="">
        <style:list-level-properties text:space-before="2.54cm"/>
        <style:text-properties fo:font-family="Wingdings" style:font-pitch="variable" style:font-charset="x-symbol" fo:color="#ffff99" fo:font-size="100%"/>
      </text:list-level-style-bullet>
      <text:list-level-style-bullet text:level="4" text:bullet-char="–">
        <style:list-level-properties text:space-before="3.81cm"/>
        <style:text-properties fo:font-family="Verdana" style:font-family-generic="swiss" style:font-pitch="variable" fo:color="#ffffff" fo:font-size="100%"/>
      </text:list-level-style-bullet>
      <text:list-level-style-bullet text:level="5" text:bullet-char="">
        <style:list-level-properties text:space-before="5.08cm"/>
        <style:text-properties fo:font-family="Wingdings" style:font-pitch="variable" style:font-charset="x-symbol" fo:color="#ffff99" fo:font-size="100%"/>
      </text:list-level-style-bullet>
      <text:list-level-style-bullet text:level="6" text:bullet-char="">
        <style:list-level-properties text:space-before="5.08cm"/>
        <style:text-properties fo:font-family="Wingdings" style:font-pitch="variable" style:font-charset="x-symbol" fo:color="#ffff99" fo:font-size="100%"/>
      </text:list-level-style-bullet>
      <text:list-level-style-bullet text:level="7" text:bullet-char="">
        <style:list-level-properties text:space-before="5.08cm"/>
        <style:text-properties fo:font-family="Wingdings" style:font-pitch="variable" style:font-charset="x-symbol" fo:color="#ffff99" fo:font-size="100%"/>
      </text:list-level-style-bullet>
      <text:list-level-style-bullet text:level="8" text:bullet-char="">
        <style:list-level-properties text:space-before="5.08cm"/>
        <style:text-properties fo:font-family="Wingdings" style:font-pitch="variable" style:font-charset="x-symbol" fo:color="#ffff99" fo:font-size="100%"/>
      </text:list-level-style-bullet>
      <text:list-level-style-bullet text:level="9" text:bullet-char="">
        <style:list-level-properties text:space-before="5.08cm"/>
        <style:text-properties fo:font-family="Wingdings" style:font-pitch="variable" style:font-charset="x-symbol" fo:color="#ffff99" fo:font-size="100%"/>
      </text:list-level-style-bullet>
      <text:list-level-style-bullet text:level="10" text:bullet-char="">
        <style:list-level-properties text:space-before="5.08cm"/>
        <style:text-properties fo:font-family="Wingdings" style:font-pitch="variable" style:font-charset="x-symbol" fo:color="#ffff99" fo:font-size="100%"/>
      </text:list-level-style-bullet>
    </text:list-style>
    <text:list-style style:name="L3">
      <text:list-level-style-bullet text:level="1" text:bullet-char="">
        <style:list-level-properties text:min-label-width="0.952cm"/>
        <style:text-properties fo:font-family="Wingdings" style:font-pitch="variable" style:font-charset="x-symbol" fo:color="#ffff99" fo:font-size="100%"/>
      </text:list-level-style-bullet>
      <text:list-level-style-bullet text:level="2" text:bullet-char="–">
        <style:list-level-properties text:space-before="1.27cm" text:min-label-width="0.793cm"/>
        <style:text-properties fo:font-family="Verdana" style:font-family-generic="swiss" style:font-pitch="variable" fo:color="#ffffff" fo:font-size="100%"/>
      </text:list-level-style-bullet>
      <text:list-level-style-bullet text:level="3" text:bullet-char="">
        <style:list-level-properties text:space-before="2.54cm" text:min-label-width="0.635cm"/>
        <style:text-properties fo:font-family="Wingdings" style:font-pitch="variable" style:font-charset="x-symbol" fo:color="#ffff99" fo:font-size="100%"/>
      </text:list-level-style-bullet>
      <text:list-level-style-bullet text:level="4" text:bullet-char="–">
        <style:list-level-properties text:space-before="3.81cm" text:min-label-width="0.635cm"/>
        <style:text-properties fo:font-family="Verdan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ff99" fo:font-size="100%"/>
      </text:list-level-style-bullet>
      <text:list-level-style-bullet text:level="6" text:bullet-char="">
        <style:list-level-properties text:space-before="5.08cm" text:min-label-width="0.635cm"/>
        <style:text-properties fo:font-family="Wingdings" style:font-pitch="variable" style:font-charset="x-symbol" fo:color="#ffff99" fo:font-size="100%"/>
      </text:list-level-style-bullet>
      <text:list-level-style-bullet text:level="7" text:bullet-char="">
        <style:list-level-properties text:space-before="5.08cm" text:min-label-width="0.635cm"/>
        <style:text-properties fo:font-family="Wingdings" style:font-pitch="variable" style:font-charset="x-symbol" fo:color="#ffff99" fo:font-size="100%"/>
      </text:list-level-style-bullet>
      <text:list-level-style-bullet text:level="8" text:bullet-char="">
        <style:list-level-properties text:space-before="5.08cm" text:min-label-width="0.635cm"/>
        <style:text-properties fo:font-family="Wingdings" style:font-pitch="variable" style:font-charset="x-symbol" fo:color="#ffff99" fo:font-size="100%"/>
      </text:list-level-style-bullet>
      <text:list-level-style-bullet text:level="9" text:bullet-char="">
        <style:list-level-properties text:space-before="5.08cm" text:min-label-width="0.635cm"/>
        <style:text-properties fo:font-family="Wingdings" style:font-pitch="variable" style:font-charset="x-symbol" fo:color="#ffff99" fo:font-size="100%"/>
      </text:list-level-style-bullet>
      <text:list-level-style-bullet text:level="10" text:bullet-char="">
        <style:list-level-properties text:space-before="5.08cm" text:min-label-width="0.635cm"/>
        <style:text-properties fo:font-family="Wingdings" style:font-pitch="variable" style:font-charset="x-symbol" fo:color="#ffff99" fo:font-size="100%"/>
      </text:list-level-style-bullet>
    </text:list-style>
    <text:list-style style:name="L4">
      <text:list-level-style-bullet text:level="1" text:bullet-char="">
        <style:list-level-properties text:space-before="5.08cm" text:min-label-width="0.635cm"/>
        <style:text-properties fo:font-family="Wingdings" style:font-pitch="variable" style:font-charset="x-symbol" fo:color="#ffff99" fo:font-size="100%"/>
      </text:list-level-style-bullet>
      <text:list-level-style-bullet text:level="2" text:bullet-char="–">
        <style:list-level-properties text:space-before="1.27cm" text:min-label-width="0.793cm"/>
        <style:text-properties fo:font-family="Verdana" style:font-family-generic="swiss" style:font-pitch="variable" fo:color="#ffffff" fo:font-size="100%"/>
      </text:list-level-style-bullet>
      <text:list-level-style-bullet text:level="3" text:bullet-char="">
        <style:list-level-properties text:space-before="2.54cm" text:min-label-width="0.635cm"/>
        <style:text-properties fo:font-family="Wingdings" style:font-pitch="variable" style:font-charset="x-symbol" fo:color="#ffff99" fo:font-size="100%"/>
      </text:list-level-style-bullet>
      <text:list-level-style-bullet text:level="4" text:bullet-char="–">
        <style:list-level-properties text:space-before="3.81cm" text:min-label-width="0.635cm"/>
        <style:text-properties fo:font-family="Verdan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ff99" fo:font-size="100%"/>
      </text:list-level-style-bullet>
      <text:list-level-style-bullet text:level="6" text:bullet-char="">
        <style:list-level-properties text:space-before="5.08cm" text:min-label-width="0.635cm"/>
        <style:text-properties fo:font-family="Wingdings" style:font-pitch="variable" style:font-charset="x-symbol" fo:color="#ffff99" fo:font-size="100%"/>
      </text:list-level-style-bullet>
      <text:list-level-style-bullet text:level="7" text:bullet-char="">
        <style:list-level-properties text:space-before="5.08cm" text:min-label-width="0.635cm"/>
        <style:text-properties fo:font-family="Wingdings" style:font-pitch="variable" style:font-charset="x-symbol" fo:color="#ffff99" fo:font-size="100%"/>
      </text:list-level-style-bullet>
      <text:list-level-style-bullet text:level="8" text:bullet-char="">
        <style:list-level-properties text:space-before="5.08cm" text:min-label-width="0.635cm"/>
        <style:text-properties fo:font-family="Wingdings" style:font-pitch="variable" style:font-charset="x-symbol" fo:color="#ffff99" fo:font-size="100%"/>
      </text:list-level-style-bullet>
      <text:list-level-style-bullet text:level="9" text:bullet-char="">
        <style:list-level-properties text:space-before="5.08cm" text:min-label-width="0.635cm"/>
        <style:text-properties fo:font-family="Wingdings" style:font-pitch="variable" style:font-charset="x-symbol" fo:color="#ffff99" fo:font-size="100%"/>
      </text:list-level-style-bullet>
      <text:list-level-style-bullet text:level="10" text:bullet-char="">
        <style:list-level-properties text:space-before="5.08cm" text:min-label-width="0.635cm"/>
        <style:text-properties fo:font-family="Wingdings" style:font-pitch="variable" style:font-charset="x-symbol" fo:color="#ffff99" fo:font-size="100%"/>
      </text:list-level-style-bullet>
    </text:list-style>
  </office:automatic-styles>
  <office:body>
    <office:presentation>
      <presentation:footer-decl presentation:name="ftr1">CISS 240 ~ Dr Yihsiang Liow </presentation:footer-decl>
      <presentation:date-time-decl presentation:name="dtd1" presentation:source="current-date" style:data-style-name="D3"/>
      <draw:page draw:name="Some Pointers for CISS240 Students" draw:style-name="dp1" draw:master-page-name="Title1" presentation:presentation-page-layout-name="AL1T0" presentation:use-footer-name="ftr1" presentation:use-date-time-name="dtd1">
        <draw:frame presentation:style-name="pr1" draw:text-style-name="P2" draw:layer="layout" svg:width="21.59cm" svg:height="4.084cm" svg:x="1.524cm" svg:y="3.79cm" presentation:class="title" presentation:user-transformed="true">
          <draw:text-box>
            <text:list text:style-name="L1">
              <text:list-header>
                <text:p text:style-name="P1"><text:span text:style-name="T1">Some Pointers for CISS240 Students</text:span></text:p>
              </text:list-header>
            </text:list>
          </draw:text-box>
        </draw:frame>
        <draw:frame presentation:style-name="pr2" draw:text-style-name="P2" draw:layer="layout" svg:width="17.78cm" svg:height="4.869cm" svg:x="3.81cm" svg:y="8.899cm" presentation:class="subtitle" presentation:user-transformed="true">
          <draw:text-box>
            <text:list text:style-name="L2">
              <text:list-header>
                <text:p text:style-name="P3">Dr. Yihsiang Liow</text:p>
              </text:list-header>
            </text:list>
          </draw:text-box>
        </draw:frame>
        <presentation:notes draw:style-name="dp2">
          <draw:page-thumbnail draw:style-name="gr1" draw:layer="layout" svg:width="12.692cm" svg:height="9.517cm" svg:x="3.179cm" svg:y="1.909cm" draw:page-number="1" presentation:class="page"/>
          <draw:frame presentation:style-name="pr3" draw:layer="layout" svg:width="15.24cm" svg:height="11.432cm" svg:x="1.905cm" svg:y="12.065cm" presentation:class="notes" presentation:placeholder="true">
            <draw:text-box/>
          </draw:frame>
        </presentation:notes>
      </draw:page>
      <draw:page draw:name="Prelude"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Prelude</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 text:style-name="P3">Make sure you have the prerequisites: MATH 150, CISS 170. </text:p>
              </text:list-item>
              <text:list-item>
                <text:p text:style-name="P3">Read the Mini Orientation for general info and advice.</text:p>
              </text:list-item>
              <text:list-item>
                <text:p text:style-name="P3">Now for specific advice on CISS240 …</text:p>
              </text:list-item>
            </text:list>
          </draw:text-box>
        </draw:frame>
        <presentation:notes draw:style-name="dp2">
          <draw:page-thumbnail draw:style-name="gr1" draw:layer="layout" svg:width="12.692cm" svg:height="9.517cm" svg:x="3.179cm" svg:y="1.909cm" draw:page-number="2" presentation:class="page"/>
          <draw:frame presentation:style-name="pr6" draw:layer="layout" svg:width="15.24cm" svg:height="11.432cm" svg:x="1.905cm" svg:y="12.065cm" presentation:class="notes" presentation:placeholder="true">
            <draw:text-box/>
          </draw:frame>
        </presentation:notes>
      </draw:page>
      <draw:page draw:name="C++ Language"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C++ Language</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 text:style-name="P4"><text:span text:style-name="T2">Learning a new programming language is like learning a new language … </text:span></text:p>
              </text:list-item>
              <text:list-item>
                <text:p text:style-name="P4"><text:span text:style-name="T3">Practice, practice, practice.</text:span></text:p>
              </text:list-item>
              <text:list-item>
                <text:p text:style-name="P4"><text:span text:style-name="T3">Learn with your C++ compiler</text:span><text:span text:style-name="T2">. </text:span></text:p>
              </text:list-item>
              <text:list-item>
                <text:p text:style-name="P4"><text:span text:style-name="T2">Even programming gurus learn with a computer.</text:span></text:p>
              </text:list-item>
              <text:list-item>
                <text:p text:style-name="P4"><text:span text:style-name="T2">Don’t be tempted by the Dark Force to download source code from the textbook’s website.</text:span></text:p>
              </text:list-item>
            </text:list>
          </draw:text-box>
        </draw:frame>
        <draw:frame draw:style-name="gr2" draw:text-style-name="P5" draw:layer="layout" svg:width="4.763cm" svg:height="4.551cm" svg:x="19.473cm" svg:y="5.715cm">
          <draw:image xlink:href="Pictures/2000008B00006FB900006AC320938A17.wmf" xlink:type="simple" xlink:show="embed" xlink:actuate="onLoad">
            <text:p/>
          </draw:image>
        </draw:frame>
        <presentation:notes draw:style-name="dp2">
          <draw:page-thumbnail draw:style-name="gr1" draw:layer="layout" svg:width="12.692cm" svg:height="9.517cm" svg:x="3.179cm" svg:y="1.909cm" draw:page-number="3" presentation:class="page"/>
          <draw:frame presentation:style-name="pr6" draw:layer="layout" svg:width="15.24cm" svg:height="11.432cm" svg:x="1.905cm" svg:y="12.065cm" presentation:class="notes" presentation:placeholder="true">
            <draw:text-box/>
          </draw:frame>
        </presentation:notes>
      </draw:page>
      <draw:page draw:name="Problem-solving Skill"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Problem-solving Skill</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 text:style-name="P3">Understand the <text:span text:style-name="T4">statement </text:span>and <text:span text:style-name="T4">requirements</text:span> of the problem.</text:p>
              </text:list-item>
              <text:list-item>
                <text:p text:style-name="P3">Learn to <text:span text:style-name="T4">solve</text:span> problems by </text:p>
              </text:list-item>
            </text:list>
            <text:list text:style-name="L4">
              <text:list-item>
                <text:list>
                  <text:list-item>
                    <text:p text:style-name="P4"><text:span text:style-name="T4">understanding</text:span> someone’s solution</text:p>
                  </text:list-item>
                  <text:list-item>
                    <text:p text:style-name="P4"><text:span text:style-name="T4">imitating</text:span> someone’s solutions</text:p>
                  </text:list-item>
                  <text:list-item>
                    <text:p text:style-name="P4">solving it <text:span text:style-name="T4">yourself</text:span></text:p>
                  </text:list-item>
                </text:list>
              </text:list-item>
            </text:list>
          </draw:text-box>
        </draw:frame>
        <presentation:notes draw:style-name="dp2">
          <draw:page-thumbnail draw:style-name="gr1" draw:layer="layout" svg:width="12.692cm" svg:height="9.517cm" svg:x="3.179cm" svg:y="1.909cm" draw:page-number="4" presentation:class="page"/>
          <draw:frame presentation:style-name="pr6" draw:layer="layout" svg:width="15.24cm" svg:height="11.432cm" svg:x="1.905cm" svg:y="12.065cm" presentation:class="notes" presentation:placeholder="true">
            <draw:text-box/>
          </draw:frame>
        </presentation:notes>
      </draw:page>
      <draw:page draw:name="C++ Idiom"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C++ Idiom</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 text:style-name="P3">It’s possible to know the C++ language and know how to solve a problem … and yet write awful looking code. </text:p>
              </text:list-item>
              <text:list-item>
                <text:p text:style-name="P3">Learn the C++ <text:span text:style-name="T4">style</text:span> or idiom.</text:p>
              </text:list-item>
              <text:list-item>
                <text:p text:style-name="P3">You do this by <text:span text:style-name="T4">following</text:span> the coding style from good sources (e.g., good textbooks, lecture notes, etc.)</text:p>
              </text:list-item>
            </text:list>
          </draw:text-box>
        </draw:frame>
        <presentation:notes draw:style-name="dp2">
          <draw:page-thumbnail draw:style-name="gr1" draw:layer="layout" svg:width="12.692cm" svg:height="9.517cm" svg:x="3.179cm" svg:y="1.909cm" draw:page-number="5" presentation:class="page"/>
          <draw:frame presentation:style-name="pr6" draw:layer="layout" svg:width="15.24cm" svg:height="11.432cm" svg:x="1.905cm" svg:y="12.065cm" presentation:class="notes" presentation:placeholder="true">
            <draw:text-box/>
          </draw:frame>
        </presentation:notes>
      </draw:page>
      <draw:page draw:name="General Info"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General Info</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 text:style-name="P3"><text:span text:style-name="T5">Read the textbook for other </text:span><text:span text:style-name="T6">general info</text:span><text:span text:style-name="T5"> that all programmers or s/w engineers should know.</text:span></text:p>
              </text:list-item>
              <text:list-item>
                <text:p text:style-name="P3"><text:span text:style-name="T5">Includes info on computers, UML, software engineering principles, etc.</text:span></text:p>
              </text:list-item>
            </text:list>
          </draw:text-box>
        </draw:frame>
        <presentation:notes draw:style-name="dp2">
          <draw:page-thumbnail draw:style-name="gr1" draw:layer="layout" svg:width="12.692cm" svg:height="9.517cm" svg:x="3.179cm" svg:y="1.909cm" draw:page-number="6" presentation:class="page"/>
          <draw:frame presentation:style-name="pr6" draw:layer="layout" svg:width="15.24cm" svg:height="11.432cm" svg:x="1.905cm" svg:y="12.065cm" presentation:class="notes" presentation:placeholder="true">
            <draw:text-box/>
          </draw:frame>
        </presentation:notes>
      </draw:page>
      <draw:page draw:name="Notes"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Notes</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 text:style-name="P3">Notes are available online</text:p>
              </text:list-item>
              <text:list-item>
                <text:p text:style-name="P3">However you should get a hardcopy</text:p>
              </text:list-item>
              <text:list-item>
                <text:p text:style-name="P3">Make notes during the lecture because extra information and examples will be covered in class</text:p>
              </text:list-item>
              <text:list-item>
                <text:p text:style-name="P3">Don’t be a sloppy learner! Think, ask question, jot down extra information</text:p>
              </text:list-item>
              <text:list-item>
                <text:p text:style-name="P3">Practice active learning</text:p>
              </text:list-item>
            </text:list>
          </draw:text-box>
        </draw:frame>
        <presentation:notes draw:style-name="dp3">
          <draw:page-thumbnail draw:style-name="gr1" draw:layer="layout" svg:width="12.692cm" svg:height="9.518cm" svg:x="3.179cm" svg:y="1.908cm" draw:page-number="7" presentation:class="page"/>
          <draw:frame presentation:style-name="pr7" draw:layer="layout" svg:width="15.24cm" svg:height="11.432cm" svg:x="1.905cm" svg:y="12.065cm" presentation:class="notes" presentation:placeholder="true">
            <draw:text-box/>
          </draw:frame>
        </presentation:notes>
      </draw:page>
      <draw:page draw:name="Assignments and etc."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Assignments and etc.</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 text:style-name="P6">Always start your work <text:span text:style-name="T4">early</text:span>.</text:p>
              </text:list-item>
              <text:list-item>
                <text:p text:style-name="P6">Always turn in your work <text:span text:style-name="T4">on time</text:span>.</text:p>
              </text:list-item>
              <text:list-item>
                <text:p text:style-name="P6">Always prepare for exams <text:span text:style-name="T4">early</text:span>.</text:p>
              </text:list-item>
              <text:list-item>
                <text:p text:style-name="P6">Every class hour translates to at least 3 hours of study</text:p>
              </text:list-item>
              <text:list-item>
                <text:p text:style-name="P6">This is a 4 hour course, not 3.</text:p>
              </text:list-item>
              <text:list-item>
                <text:p text:style-name="P6">See me if you have questions</text:p>
              </text:list-item>
              <text:list-item>
                <text:p text:style-name="P6">Do not fall behind</text:p>
              </text:list-item>
            </text:list>
          </draw:text-box>
        </draw:frame>
        <draw:frame draw:style-name="gr2" draw:text-style-name="P5" draw:layer="layout" svg:width="4.524cm" svg:height="5.411cm" svg:x="19.685cm" svg:y="11.43cm">
          <draw:image xlink:href="Pictures/2000004800006A2500007EEBF36737C8.wmf" xlink:type="simple" xlink:show="embed" xlink:actuate="onLoad">
            <text:p/>
          </draw:image>
        </draw:frame>
        <presentation:notes draw:style-name="dp2">
          <draw:page-thumbnail draw:style-name="gr1" draw:layer="layout" svg:width="12.692cm" svg:height="9.517cm" svg:x="3.179cm" svg:y="1.909cm" draw:page-number="8" presentation:class="page"/>
          <draw:frame presentation:style-name="pr6" draw:layer="layout" svg:width="15.24cm" svg:height="11.432cm" svg:x="1.905cm" svg:y="12.065cm" presentation:class="notes" presentation:placeholder="true">
            <draw:text-box/>
          </draw:frame>
        </presentation:notes>
      </draw:page>
      <draw:page draw:name="Be Organized"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Be Organized</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 text:style-name="P3">If you’re not organized, you’re wasting precious time.</text:p>
              </text:list-item>
              <text:list-item>
                <text:p text:style-name="P7"><text:span text:style-name="T5">FACT: The average person spends 2 years of his/her life looking for misplaced things!!!</text:span></text:p>
              </text:list-item>
            </text:list>
          </draw:text-box>
        </draw:frame>
        <presentation:notes draw:style-name="dp3">
          <draw:page-thumbnail draw:style-name="gr1" draw:layer="layout" svg:width="12.692cm" svg:height="9.518cm" svg:x="3.179cm" svg:y="1.908cm" draw:page-number="9" presentation:class="page"/>
          <draw:frame presentation:style-name="pr7" draw:layer="layout" svg:width="15.24cm" svg:height="11.432cm" svg:x="1.905cm" svg:y="12.065cm" presentation:class="notes" presentation:placeholder="true">
            <draw:text-box/>
          </draw:frame>
        </presentation:notes>
      </draw:page>
      <draw:page draw:name="page10" draw:style-name="dp4" draw:master-page-name="Default" presentation:presentation-page-layout-name="AL2T1" presentation:use-footer-name="ftr1" presentation:use-date-time-name="dtd1">
        <draw:frame presentation:style-name="pr8" draw:layer="layout" svg:width="22.86cm" svg:height="3.498cm" svg:x="1.27cm" svg:y="0.439cm" presentation:class="title" presentation:user-transformed="true">
          <draw:text-box>
            <text:p text:style-name="P1">Be Organized</text:p>
          </draw:text-box>
        </draw:frame>
        <draw:frame presentation:style-name="pr9" draw:layer="layout" svg:width="22.86cm" svg:height="12.586cm" svg:x="1.27cm" svg:y="4.444cm" presentation:class="outline">
          <draw:text-box>
            <text:list text:style-name="L3">
              <text:list-item>
                <text:p text:style-name="P3">Get a ring folder and put all the notes – in order!!! – in the folder.</text:p>
              </text:list-item>
              <text:list-item>
                <text:p text:style-name="P3">Don’t waste time by hunting for missing notes or reprinting them for every assignment and test!</text:p>
              </text:list-item>
            </text:list>
          </draw:text-box>
        </draw:frame>
        <presentation:notes draw:style-name="dp3">
          <draw:page-thumbnail draw:style-name="gr1" draw:layer="layout" svg:width="12.692cm" svg:height="9.518cm" svg:x="3.179cm" svg:y="1.908cm" draw:page-number="10" presentation:class="page"/>
          <draw:frame presentation:style-name="pr10" draw:layer="layout" svg:width="15.24cm" svg:height="11.431cm" svg:x="1.905cm" svg:y="12.065cm" presentation:class="notes" presentation:placeholder="true">
            <draw:text-box/>
          </draw:frame>
        </presentation:notes>
      </draw:page>
      <draw:page draw:name="page11"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Be Organized</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 text:style-name="P7"><text:span text:style-name="T5">Organize your harddrive. Example folder structure:</text:span></text:p>
              </text:list-item>
            </text:list>
            <text:list text:style-name="L4">
              <text:list-item>
                <text:list>
                  <text:list-item>
                    <text:p><text:span text:style-name="T5">Put all CISS240 stuff in</text:span></text:p>
                    <text:p><text:span text:style-name="T5">Documents &gt; ciss240</text:span></text:p>
                  </text:list-item>
                  <text:list-item>
                    <text:p><text:span text:style-name="T5">Put assignment 01 work in</text:span></text:p>
                    <text:p><text:span text:style-name="T5">Documents &gt; ciss240 &gt; a &gt; a01</text:span></text:p>
                  </text:list-item>
                  <text:list-item>
                    <text:p><text:span text:style-name="T5">Put question 01 of assignment 01 in</text:span></text:p>
                    <text:p><text:span text:style-name="T5">Documents &gt; ciss240 &gt; a &gt; a01 &gt; a01q01</text:span></text:p>
                  </text:list-item>
                </text:list>
              </text:list-item>
            </text:list>
          </draw:text-box>
        </draw:frame>
        <presentation:notes draw:style-name="dp3">
          <draw:page-thumbnail draw:style-name="gr1" draw:layer="layout" svg:width="12.692cm" svg:height="9.518cm" svg:x="3.179cm" svg:y="1.908cm" draw:page-number="11" presentation:class="page"/>
          <draw:frame presentation:style-name="pr7" draw:text-style-name="P8" draw:layer="layout" svg:width="15.24cm" svg:height="11.432cm" svg:x="1.905cm" svg:y="12.065cm" presentation:class="notes" presentation:placeholder="true">
            <draw:text-box/>
          </draw:frame>
        </presentation:notes>
      </draw:page>
      <draw:page draw:name="page12"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Be Organized</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 text:style-name="P7"><text:span text:style-name="T5">Documents</text:span></text:p>
              </text:list-item>
            </text:list>
            <text:list text:style-name="L4">
              <text:list-item>
                <text:list>
                  <text:list-item>
                    <text:p><text:span text:style-name="T5">ciss145</text:span></text:p>
                  </text:list-item>
                  <text:list-item>
                    <text:p><text:span text:style-name="T5">ciss240</text:span></text:p>
                    <text:list>
                      <text:list-item>
                        <text:p><text:span text:style-name="T5">a</text:span></text:p>
                        <text:list>
                          <text:list-item>
                            <text:p><text:span text:style-name="T5">a01</text:span></text:p>
                            <text:list>
                              <text:list-item>
                                <text:p><text:span text:style-name="T5">a01q01</text:span></text:p>
                              </text:list-item>
                              <text:list-item>
                                <text:p><text:span text:style-name="T5">a01q02</text:span></text:p>
                              </text:list-item>
                              <text:list-item>
                                <text:p><text:span text:style-name="T5">a01q03</text:span></text:p>
                              </text:list-item>
                            </text:list>
                          </text:list-item>
                          <text:list-item>
                            <text:p><text:span text:style-name="T5">a02</text:span></text:p>
                          </text:list-item>
                        </text:list>
                      </text:list-item>
                    </text:list>
                  </text:list-item>
                  <text:list-item>
                    <text:p><text:span text:style-name="T5">ciss245</text:span></text:p>
                  </text:list-item>
                </text:list>
              </text:list-item>
            </text:list>
          </draw:text-box>
        </draw:frame>
        <presentation:notes draw:style-name="dp3">
          <draw:page-thumbnail draw:style-name="gr1" draw:layer="layout" svg:width="12.692cm" svg:height="9.518cm" svg:x="3.179cm" svg:y="1.908cm" draw:page-number="12" presentation:class="page"/>
          <draw:frame presentation:style-name="pr7" draw:text-style-name="P8" draw:layer="layout" svg:width="15.24cm" svg:height="11.432cm" svg:x="1.905cm" svg:y="12.065cm" presentation:class="notes" presentation:placeholder="true">
            <draw:text-box/>
          </draw:frame>
        </presentation:notes>
      </draw:page>
      <draw:page draw:name="page13"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Protect Your Work</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Protect your work!</text:p>
              </text:list-item>
              <text:list-item>
                <text:p>Backup your work frequently.</text:p>
              </text:list-item>
            </text:list>
            <text:list text:style-name="L4">
              <text:list-item>
                <text:list>
                  <text:list-item>
                    <text:p>Get an extra wallet size external harddrive</text:p>
                  </text:list-item>
                  <text:list-item>
                    <text:p>Use google drive</text:p>
                  </text:list-item>
                  <text:list-item>
                    <text:p>Use an extra USB flashdrive</text:p>
                  </text:list-item>
                </text:list>
              </text:list-item>
            </text:list>
            <text:list text:style-name="L3">
              <text:list-item>
                <text:p>I have 3 external harddrives.</text:p>
              </text:list-item>
              <text:list-item>
                <text:p>Defrag and disk check once a week.</text:p>
              </text:list-item>
            </text:list>
          </draw:text-box>
        </draw:frame>
        <presentation:notes draw:style-name="dp3">
          <draw:page-thumbnail draw:style-name="gr1" draw:layer="layout" svg:width="12.692cm" svg:height="9.518cm" svg:x="3.179cm" svg:y="1.908cm" draw:page-number="13" presentation:class="page"/>
          <draw:frame presentation:style-name="pr7" draw:text-style-name="P8" draw:layer="layout" svg:width="15.24cm" svg:height="11.432cm" svg:x="1.905cm" svg:y="12.065cm" presentation:class="notes" presentation:placeholder="true">
            <draw:text-box/>
          </draw:frame>
        </presentation:notes>
      </draw:page>
      <draw:page draw:name="Resources"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Resources</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 text:style-name="P3">Make full use of resources</text:p>
              </text:list-item>
              <text:list-item>
                <text:p text:style-name="P3">Instructor</text:p>
              </text:list-item>
              <text:list-item>
                <text:p text:style-name="P3">CS tutors: Lots of CS/CIS students are very willing to help you. <text:s/></text:p>
              </text:list-item>
              <text:list-item>
                <text:p text:style-name="P3">Do NOT put off questions you have.</text:p>
              </text:list-item>
              <text:list-item>
                <text:p text:style-name="P3">Resolve questions ASAP.</text:p>
              </text:list-item>
            </text:list>
          </draw:text-box>
        </draw:frame>
        <presentation:notes draw:style-name="dp3">
          <draw:page-thumbnail draw:style-name="gr1" draw:layer="layout" svg:width="12.692cm" svg:height="9.518cm" svg:x="3.179cm" svg:y="1.908cm" draw:page-number="14" presentation:class="page"/>
          <draw:frame presentation:style-name="pr7" draw:layer="layout" svg:width="15.24cm" svg:height="11.432cm" svg:x="1.905cm" svg:y="12.065cm" presentation:class="notes" presentation:placeholder="true">
            <draw:text-box/>
          </draw:frame>
        </presentation:notes>
      </draw:page>
      <draw:page draw:name="Coda"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Coda</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 text:style-name="P3">Most of these are really reminders. </text:p>
              </text:list-item>
              <text:list-item>
                <text:p text:style-name="P3">This course will be tough for many especially for the first 4 weeks.</text:p>
              </text:list-item>
              <text:list-item>
                <text:p text:style-name="P3">But once you get the hang of it, C++ (or any programming language) is really pretty easy.</text:p>
              </text:list-item>
            </text:list>
          </draw:text-box>
        </draw:frame>
        <presentation:notes draw:style-name="dp2">
          <draw:page-thumbnail draw:style-name="gr1" draw:layer="layout" svg:width="12.692cm" svg:height="9.517cm" svg:x="3.179cm" svg:y="1.909cm" draw:page-number="15" presentation:class="page"/>
          <draw:frame presentation:style-name="pr6" draw:layer="layout" svg:width="15.24cm" svg:height="11.432cm" svg:x="1.905cm" svg:y="12.065cm" presentation:class="notes" presentation:placeholder="true">
            <draw:text-box/>
          </draw:frame>
        </presentation:notes>
      </draw:page>
      <draw:page draw:name="Coda (cont.)" draw:style-name="dp1" draw:master-page-name="Default" presentation:presentation-page-layout-name="AL2T1" presentation:use-footer-name="ftr1" presentation:use-date-time-name="dtd1">
        <draw:frame presentation:style-name="pr4" draw:text-style-name="P2" draw:layer="layout" svg:width="22.86cm" svg:height="3.498cm" svg:x="1.27cm" svg:y="0.439cm" presentation:class="title" presentation:user-transformed="true">
          <draw:text-box>
            <text:list text:style-name="L1">
              <text:list-header>
                <text:p text:style-name="P1">Coda (cont.)</text:p>
              </text:list-header>
            </text:list>
          </draw:text-box>
        </draw:frame>
        <draw:frame presentation:style-name="pr5" draw:text-style-name="P2" draw:layer="layout" svg:width="22.86cm" svg:height="12.586cm" svg:x="1.27cm" svg:y="4.444cm" presentation:class="outline" presentation:user-transformed="true">
          <draw:text-box>
            <text:list text:style-name="L3">
              <text:list-item>
                <text:p text:style-name="P3"><text:span text:style-name="T5">According to most experts, the more programming languages you know the faster you pick up the next. It’s common for programmers or s/w engineers to pick up a new programming language in 3-5 days.</text:span></text:p>
              </text:list-item>
            </text:list>
          </draw:text-box>
        </draw:frame>
        <presentation:notes draw:style-name="dp2">
          <draw:page-thumbnail draw:style-name="gr1" draw:layer="layout" svg:width="12.692cm" svg:height="9.517cm" svg:x="3.179cm" svg:y="1.909cm" draw:page-number="16" presentation:class="page"/>
          <draw:frame presentation:style-name="pr6"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0000" draw:end-color="#ff9900" draw:start-intensity="100%" draw:end-intensity="100%" draw:angle="3150" draw:border="0%"/>
    <draw:gradient draw:name="Gradient_20_8" draw:display-name="Gradient 8" draw:style="axial" draw:start-color="#800000" draw:end-color="#8c1919" draw:start-intensity="100%" draw:end-intensity="100%" draw:angle="270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ff9900" draw:fill-gradient-name="Gradient_20_7"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28cm" fo:padding-bottom="0.128cm" fo:padding-left="0.256cm" fo:padding-right="0.256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28cm" fo:padding-bottom="0.128cm" fo:padding-left="0.256cm" fo:padding-right="0.256cm">
        <text:list-style style:name="Default-outline1">
          <text:list-level-style-bullet text:level="1" text:bullet-char="">
            <style:list-level-properties text:min-label-width="0.952cm"/>
            <style:text-properties fo:font-family="Wingdings" style:font-pitch="variable" style:font-charset="x-symbol" fo:color="#ffff99" fo:font-size="100%"/>
          </text:list-level-style-bullet>
          <text:list-level-style-bullet text:level="2" text:bullet-char="–">
            <style:list-level-properties text:space-before="1.27cm" text:min-label-width="0.793cm"/>
            <style:text-properties fo:font-family="Verdana" style:font-family-generic="swiss" style:font-pitch="variable" fo:color="#ffffff" fo:font-size="100%"/>
          </text:list-level-style-bullet>
          <text:list-level-style-bullet text:level="3" text:bullet-char="">
            <style:list-level-properties text:space-before="2.54cm" text:min-label-width="0.635cm"/>
            <style:text-properties fo:font-family="Wingdings" style:font-pitch="variable" style:font-charset="x-symbol" fo:color="#ffff99" fo:font-size="100%"/>
          </text:list-level-style-bullet>
          <text:list-level-style-bullet text:level="4" text:bullet-char="–">
            <style:list-level-properties text:space-before="3.81cm" text:min-label-width="0.635cm"/>
            <style:text-properties fo:font-family="Verdan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ff99" fo:font-size="100%"/>
          </text:list-level-style-bullet>
          <text:list-level-style-bullet text:level="6" text:bullet-char="">
            <style:list-level-properties text:space-before="5.08cm" text:min-label-width="0.635cm"/>
            <style:text-properties fo:font-family="Wingdings" style:font-pitch="variable" style:font-charset="x-symbol" fo:color="#ffff99" fo:font-size="100%"/>
          </text:list-level-style-bullet>
          <text:list-level-style-bullet text:level="7" text:bullet-char="">
            <style:list-level-properties text:space-before="5.08cm" text:min-label-width="0.635cm"/>
            <style:text-properties fo:font-family="Wingdings" style:font-pitch="variable" style:font-charset="x-symbol" fo:color="#ffff99" fo:font-size="100%"/>
          </text:list-level-style-bullet>
          <text:list-level-style-bullet text:level="8" text:bullet-char="">
            <style:list-level-properties text:space-before="5.08cm" text:min-label-width="0.635cm"/>
            <style:text-properties fo:font-family="Wingdings" style:font-pitch="variable" style:font-charset="x-symbol" fo:color="#ffff99" fo:font-size="100%"/>
          </text:list-level-style-bullet>
          <text:list-level-style-bullet text:level="9" text:bullet-char="">
            <style:list-level-properties text:space-before="5.08cm" text:min-label-width="0.635cm"/>
            <style:text-properties fo:font-family="Wingdings" style:font-pitch="variable" style:font-charset="x-symbol" fo:color="#ffff99" fo:font-size="100%"/>
          </text:list-level-style-bullet>
          <text:list-level-style-bullet text:level="10" text:bullet-char="">
            <style:list-level-properties text:space-before="5.08cm" text:min-label-width="0.635cm"/>
            <style:text-properties fo:font-family="Wingdings" style:font-pitch="variable" style:font-charset="x-symbol" fo:color="#ffff99"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Verdana" style:font-family-generic="swiss" style:font-pitch="variable" fo:font-size="32pt" fo:font-style="normal" fo:text-shadow="1pt 1pt"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Verdana" style:font-family-generic="swiss" style:font-pitch="variable" fo:font-size="28pt" fo:font-style="normal" fo:text-shadow="1pt 1pt"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Verdana" style:font-family-generic="swiss" style:font-pitch="variable" fo:font-size="24pt" fo:font-style="normal" fo:text-shadow="1pt 1pt"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99" fo:font-size="100%"/>
          </text:list-level-style-number>
          <text:list-level-style-bullet text:level="2" text:bullet-char="–">
            <style:list-level-properties text:space-before="1.27cm"/>
            <style:text-properties fo:font-family="Verdana" style:font-family-generic="swiss" style:font-pitch="variable" fo:color="#ffffff" fo:font-size="100%"/>
          </text:list-level-style-bullet>
          <text:list-level-style-bullet text:level="3" text:bullet-char="">
            <style:list-level-properties text:space-before="2.54cm"/>
            <style:text-properties fo:font-family="Wingdings" style:font-pitch="variable" style:font-charset="x-symbol" fo:color="#ffff99" fo:font-size="100%"/>
          </text:list-level-style-bullet>
          <text:list-level-style-bullet text:level="4" text:bullet-char="–">
            <style:list-level-properties text:space-before="3.81cm"/>
            <style:text-properties fo:font-family="Verdana" style:font-family-generic="swiss" style:font-pitch="variable" fo:color="#ffffff" fo:font-size="100%"/>
          </text:list-level-style-bullet>
          <text:list-level-style-bullet text:level="5" text:bullet-char="">
            <style:list-level-properties text:space-before="5.08cm"/>
            <style:text-properties fo:font-family="Wingdings" style:font-pitch="variable" style:font-charset="x-symbol" fo:color="#ffff99" fo:font-size="100%"/>
          </text:list-level-style-bullet>
          <text:list-level-style-bullet text:level="6" text:bullet-char="">
            <style:list-level-properties text:space-before="5.08cm"/>
            <style:text-properties fo:font-family="Wingdings" style:font-pitch="variable" style:font-charset="x-symbol" fo:color="#ffff99" fo:font-size="100%"/>
          </text:list-level-style-bullet>
          <text:list-level-style-bullet text:level="7" text:bullet-char="">
            <style:list-level-properties text:space-before="5.08cm"/>
            <style:text-properties fo:font-family="Wingdings" style:font-pitch="variable" style:font-charset="x-symbol" fo:color="#ffff99" fo:font-size="100%"/>
          </text:list-level-style-bullet>
          <text:list-level-style-bullet text:level="8" text:bullet-char="">
            <style:list-level-properties text:space-before="5.08cm"/>
            <style:text-properties fo:font-family="Wingdings" style:font-pitch="variable" style:font-charset="x-symbol" fo:color="#ffff99" fo:font-size="100%"/>
          </text:list-level-style-bullet>
          <text:list-level-style-bullet text:level="9" text:bullet-char="">
            <style:list-level-properties text:space-before="5.08cm"/>
            <style:text-properties fo:font-family="Wingdings" style:font-pitch="variable" style:font-charset="x-symbol" fo:color="#ffff99" fo:font-size="100%"/>
          </text:list-level-style-bullet>
          <text:list-level-style-bullet text:level="10" text:bullet-char="">
            <style:list-level-properties text:space-before="5.08cm"/>
            <style:text-properties fo:font-family="Wingdings" style:font-pitch="variable" style:font-charset="x-symbol" fo:color="#ffff99"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32pt" fo:font-style="normal" fo:text-shadow="1pt 1pt"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28cm" fo:padding-bottom="0.128cm" fo:padding-left="0.256cm" fo:padding-right="0.256cm">
        <text:list-style style:name="Default-title">
          <text:list-level-style-number text:level="1" style:num-format="">
            <style:list-level-properties/>
            <style:text-properties fo:color="#ffff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style:text-outline="false" style:text-line-through-style="none" style:text-position="0% 100%" fo:font-family="Arial" style:font-pitch="variable" fo:font-size="44pt" fo:font-style="normal" fo:text-shadow="1pt 1pt"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gradient" draw:fill-color="#ff9900" draw:fill-gradient-name="Gradient_20_7"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28cm" fo:padding-bottom="0.128cm" fo:padding-left="0.256cm" fo:padding-right="0.256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ff99" fo:font-size="100%"/>
          </text:list-level-style-bullet>
          <text:list-level-style-bullet text:level="2" text:bullet-char="–">
            <style:list-level-properties text:space-before="1.27cm" text:min-label-width="0.793cm"/>
            <style:text-properties fo:font-family="Verdana" style:font-family-generic="swiss" style:font-pitch="variable" fo:color="#ffffff" fo:font-size="100%"/>
          </text:list-level-style-bullet>
          <text:list-level-style-bullet text:level="3" text:bullet-char="">
            <style:list-level-properties text:space-before="2.54cm" text:min-label-width="0.635cm"/>
            <style:text-properties fo:font-family="Wingdings" style:font-pitch="variable" style:font-charset="x-symbol" fo:color="#ffff99" fo:font-size="100%"/>
          </text:list-level-style-bullet>
          <text:list-level-style-bullet text:level="4" text:bullet-char="–">
            <style:list-level-properties text:space-before="3.81cm" text:min-label-width="0.635cm"/>
            <style:text-properties fo:font-family="Verdan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ff99" fo:font-size="100%"/>
          </text:list-level-style-bullet>
          <text:list-level-style-bullet text:level="6" text:bullet-char="">
            <style:list-level-properties text:space-before="5.08cm" text:min-label-width="0.635cm"/>
            <style:text-properties fo:font-family="Wingdings" style:font-pitch="variable" style:font-charset="x-symbol" fo:color="#ffff99" fo:font-size="100%"/>
          </text:list-level-style-bullet>
          <text:list-level-style-bullet text:level="7" text:bullet-char="">
            <style:list-level-properties text:space-before="5.08cm" text:min-label-width="0.635cm"/>
            <style:text-properties fo:font-family="Wingdings" style:font-pitch="variable" style:font-charset="x-symbol" fo:color="#ffff99" fo:font-size="100%"/>
          </text:list-level-style-bullet>
          <text:list-level-style-bullet text:level="8" text:bullet-char="">
            <style:list-level-properties text:space-before="5.08cm" text:min-label-width="0.635cm"/>
            <style:text-properties fo:font-family="Wingdings" style:font-pitch="variable" style:font-charset="x-symbol" fo:color="#ffff99" fo:font-size="100%"/>
          </text:list-level-style-bullet>
          <text:list-level-style-bullet text:level="9" text:bullet-char="">
            <style:list-level-properties text:space-before="5.08cm" text:min-label-width="0.635cm"/>
            <style:text-properties fo:font-family="Wingdings" style:font-pitch="variable" style:font-charset="x-symbol" fo:color="#ffff99" fo:font-size="100%"/>
          </text:list-level-style-bullet>
          <text:list-level-style-bullet text:level="10" text:bullet-char="">
            <style:list-level-properties text:space-before="5.08cm" text:min-label-width="0.635cm"/>
            <style:text-properties fo:font-family="Wingdings" style:font-pitch="variable" style:font-charset="x-symbol" fo:color="#ffff99"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Verdana" style:font-family-generic="swiss" style:font-pitch="variable" fo:font-size="32pt" fo:font-style="normal" fo:text-shadow="1pt 1pt"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Verdana" style:font-family-generic="swiss" style:font-pitch="variable" fo:font-size="28pt" fo:font-style="normal" fo:text-shadow="1pt 1pt"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Verdana" style:font-family-generic="swiss" style:font-pitch="variable" fo:font-size="24pt" fo:font-style="normal" fo:text-shadow="1pt 1pt"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ff99" fo:font-size="100%"/>
          </text:list-level-style-number>
          <text:list-level-style-bullet text:level="2" text:bullet-char="–">
            <style:list-level-properties text:space-before="1.27cm"/>
            <style:text-properties fo:font-family="Verdana" style:font-family-generic="swiss" style:font-pitch="variable" fo:color="#ffffff" fo:font-size="100%"/>
          </text:list-level-style-bullet>
          <text:list-level-style-bullet text:level="3" text:bullet-char="">
            <style:list-level-properties text:space-before="2.54cm"/>
            <style:text-properties fo:font-family="Wingdings" style:font-pitch="variable" style:font-charset="x-symbol" fo:color="#ffff99" fo:font-size="100%"/>
          </text:list-level-style-bullet>
          <text:list-level-style-bullet text:level="4" text:bullet-char="–">
            <style:list-level-properties text:space-before="3.81cm"/>
            <style:text-properties fo:font-family="Verdana" style:font-family-generic="swiss" style:font-pitch="variable" fo:color="#ffffff" fo:font-size="100%"/>
          </text:list-level-style-bullet>
          <text:list-level-style-bullet text:level="5" text:bullet-char="">
            <style:list-level-properties text:space-before="5.08cm"/>
            <style:text-properties fo:font-family="Wingdings" style:font-pitch="variable" style:font-charset="x-symbol" fo:color="#ffff99" fo:font-size="100%"/>
          </text:list-level-style-bullet>
          <text:list-level-style-bullet text:level="6" text:bullet-char="">
            <style:list-level-properties text:space-before="5.08cm"/>
            <style:text-properties fo:font-family="Wingdings" style:font-pitch="variable" style:font-charset="x-symbol" fo:color="#ffff99" fo:font-size="100%"/>
          </text:list-level-style-bullet>
          <text:list-level-style-bullet text:level="7" text:bullet-char="">
            <style:list-level-properties text:space-before="5.08cm"/>
            <style:text-properties fo:font-family="Wingdings" style:font-pitch="variable" style:font-charset="x-symbol" fo:color="#ffff99" fo:font-size="100%"/>
          </text:list-level-style-bullet>
          <text:list-level-style-bullet text:level="8" text:bullet-char="">
            <style:list-level-properties text:space-before="5.08cm"/>
            <style:text-properties fo:font-family="Wingdings" style:font-pitch="variable" style:font-charset="x-symbol" fo:color="#ffff99" fo:font-size="100%"/>
          </text:list-level-style-bullet>
          <text:list-level-style-bullet text:level="9" text:bullet-char="">
            <style:list-level-properties text:space-before="5.08cm"/>
            <style:text-properties fo:font-family="Wingdings" style:font-pitch="variable" style:font-charset="x-symbol" fo:color="#ffff99" fo:font-size="100%"/>
          </text:list-level-style-bullet>
          <text:list-level-style-bullet text:level="10" text:bullet-char="">
            <style:list-level-properties text:space-before="5.08cm"/>
            <style:text-properties fo:font-family="Wingdings" style:font-pitch="variable" style:font-charset="x-symbol" fo:color="#ffff99"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32pt" fo:font-style="normal" fo:text-shadow="1pt 1pt"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28cm" fo:padding-bottom="0.128cm" fo:padding-left="0.256cm" fo:padding-right="0.256cm">
        <text:list-style style:name="Title1-title">
          <text:list-level-style-number text:level="1" style:num-format="">
            <style:list-level-properties/>
            <style:text-properties fo:color="#ffff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style:text-outline="false" style:text-line-through-style="none" style:text-position="0% 100%" fo:font-family="Arial" style:font-pitch="variable" fo:font-size="44pt" fo:font-style="normal" fo:text-shadow="1pt 1pt" style:text-underline-style="none" fo:font-weight="normal" style:letter-kerning="true"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ff9900" draw:fill-gradient-name="Gradient_20_7"/>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ff9900" draw:fill-gradient-name="Gradient_20_7" draw:textarea-horizontal-align="left" draw:textarea-vertical-align="top" draw:auto-grow-height="false" fo:padding-top="0.13cm" fo:padding-bottom="0.13cm" fo:padding-left="0.25cm" fo:padding-right="0.25cm" fo:wrap-option="wrap" draw:shadow-color="#800000"/>
    </style:style>
    <style:style style:name="Mgr4" style:family="graphic" style:parent-style-name="standard">
      <style:graphic-properties draw:stroke="none" draw:fill="gradient" draw:fill-color="#800000" draw:fill-gradient-name="Gradient_20_8" draw:textarea-horizontal-align="left" draw:textarea-vertical-align="top" draw:auto-grow-height="false" fo:padding-top="0.13cm" fo:padding-bottom="0.13cm" fo:padding-left="0.25cm" fo:padding-right="0.25cm" fo:wrap-option="wrap" draw:shadow-color="#800000"/>
    </style:style>
    <style:style style:name="Mgr5" style:family="graphic" style:parent-style-name="standard">
      <style:graphic-properties draw:stroke="none" draw:fill="solid" draw:fill-color="#800000" draw:textarea-horizontal-align="left" draw:textarea-vertical-align="top" draw:auto-grow-height="false" fo:padding-top="0.13cm" fo:padding-bottom="0.13cm" fo:padding-left="0.25cm" fo:padding-right="0.25cm" fo:wrap-option="wrap" draw:shadow-color="#800000"/>
    </style:style>
    <style:style style:name="Mgr6" style:family="graphic" style:parent-style-name="standard">
      <style:graphic-properties draw:stroke="none" draw:fill="solid" draw:fill-color="#141485" draw:textarea-horizontal-align="left" draw:textarea-vertical-align="middle" draw:auto-grow-height="false" fo:padding-top="0.13cm" fo:padding-bottom="0.13cm" fo:padding-left="0.25cm" fo:padding-right="0.25cm" fo:wrap-option="no-wrap" draw:shadow-color="#800000"/>
    </style:style>
    <style:style style:name="Mgr7" style:family="graphic" style:parent-style-name="standard">
      <style:graphic-properties draw:stroke="none" draw:fill="solid" draw:fill-color="#141485" draw:textarea-horizontal-align="left" draw:textarea-vertical-align="top" draw:auto-grow-height="false" fo:padding-top="0.13cm" fo:padding-bottom="0.13cm" fo:padding-left="0.25cm" fo:padding-right="0.25cm" fo:wrap-option="wrap" draw:shadow-color="#800000"/>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gr9" style:family="graphic" style:parent-style-name="standard" style:list-style-name="ML2">
      <style:graphic-properties draw:stroke="none" draw:fill="none" draw:fill-color="#bbe0e3" draw:textarea-horizontal-align="justify" draw:textarea-vertical-align="top" draw:auto-grow-height="false" draw:auto-grow-width="false" fo:min-height="1.272cm" fo:min-width="0cm" fo:padding-top="0.128cm" fo:padding-bottom="0.128cm" fo:padding-left="0.256cm" fo:padding-right="0.256cm" fo:wrap-option="wrap" draw:shadow-color="#808080"/>
    </style:style>
    <style:style style:name="Mgr10" style:family="graphic" style:parent-style-name="standard" style:list-style-name="ML2">
      <style:graphic-properties draw:stroke="none" draw:fill="none" draw:fill-color="#bbe0e3" draw:textarea-horizontal-align="justify" draw:textarea-vertical-align="top" draw:auto-grow-height="false" draw:auto-grow-width="false" fo:min-height="1.272cm" fo:min-width="0cm" fo:padding-top="0.128cm" fo:padding-bottom="0.128cm" fo:padding-left="0.256cm" fo:padding-right="0.256cm" fo:wrap-option="wrap" draw:shadow-color="#808080"/>
    </style:style>
    <style:style style:name="Mgr11" style:family="graphic" style:parent-style-name="standard" style:list-style-name="ML2">
      <style:graphic-properties draw:stroke="none" draw:fill="none" draw:fill-color="#bbe0e3" draw:textarea-horizontal-align="justify" draw:textarea-vertical-align="bottom" draw:auto-grow-height="false" draw:auto-grow-width="false" fo:min-height="1.272cm" fo:min-width="0cm" fo:padding-top="0.128cm" fo:padding-bottom="0.128cm" fo:padding-left="0.256cm" fo:padding-right="0.256cm" fo:wrap-option="wrap" draw:shadow-color="#808080"/>
    </style:style>
    <style:style style:name="Mgr12" style:family="graphic" style:parent-style-name="standard" style:list-style-name="ML2">
      <style:graphic-properties draw:stroke="none" draw:fill="none" draw:fill-color="#bbe0e3" draw:textarea-horizontal-align="justify" draw:textarea-vertical-align="bottom" draw:auto-grow-height="false" draw:auto-grow-width="false" fo:min-height="1.272cm" fo:min-width="0cm" fo:padding-top="0.128cm" fo:padding-bottom="0.128cm" fo:padding-left="0.256cm" fo:padding-right="0.256cm" fo:wrap-option="wrap" draw:shadow-color="#808080"/>
    </style:style>
    <style:style style:name="Mpr1" style:family="presentation" style:parent-style-name="Default-backgroundobjects">
      <style:graphic-properties draw:stroke="none" draw:fill="none" draw:fill-color="#ff5050" draw:auto-grow-height="false" draw:auto-grow-width="false" fo:min-height="1.272cm" fo:min-width="0cm" fo:wrap-option="wrap"/>
    </style:style>
    <style:style style:name="Mpr2" style:family="presentation" style:parent-style-name="Title1-backgroundobjects" style:list-style-name="ML1">
      <style:graphic-properties draw:stroke="none" draw:fill="none" draw:fill-color="#ff5050" draw:auto-grow-height="false" draw:auto-grow-width="false" fo:min-height="1.325cm" fo:min-width="0cm" fo:wrap-option="wrap"/>
    </style:style>
    <style:style style:name="Mpr3" style:family="presentation" style:parent-style-name="Title1-backgroundobjects" style:list-style-name="ML1">
      <style:graphic-properties draw:stroke="none" draw:fill="none" draw:fill-color="#ff5050" draw:auto-grow-height="false" draw:auto-grow-width="false" fo:min-height="1.325cm" fo:min-width="0cm" fo:wrap-option="wrap"/>
    </style:style>
    <style:style style:name="Mpr4" style:family="presentation" style:parent-style-name="Title1-backgroundobjects" style:list-style-name="ML1">
      <style:graphic-properties draw:stroke="none" draw:fill="none" draw:fill-color="#ff5050" draw:auto-grow-height="false" draw:auto-grow-width="false" fo:min-height="1.325cm" fo:min-width="0cm" fo:wrap-option="wrap"/>
    </style:style>
    <style:style style:name="Mpr5" style:family="presentation" style:parent-style-name="Title1-backgroundobjects" style:list-style-name="ML2">
      <style:graphic-properties draw:stroke="none" draw:fill="none" draw:fill-color="#bbe0e3" draw:textarea-horizontal-align="justify" draw:textarea-vertical-align="top" draw:auto-grow-height="false" draw:auto-grow-width="false" fo:min-height="1.272cm" fo:min-width="0cm" fo:padding-top="0.128cm" fo:padding-bottom="0.128cm" fo:padding-left="0.256cm" fo:padding-right="0.256cm" fo:wrap-option="wrap" draw:shadow-color="#808080"/>
    </style:style>
    <style:style style:name="Mpr6" style:family="presentation" style:parent-style-name="Title1-backgroundobjects" style:list-style-name="ML2">
      <style:graphic-properties draw:stroke="none" draw:fill="none" draw:fill-color="#bbe0e3" draw:textarea-horizontal-align="justify" draw:textarea-vertical-align="top" draw:auto-grow-height="false" draw:auto-grow-width="false" fo:min-height="1.272cm" fo:min-width="0cm" fo:padding-top="0.128cm" fo:padding-bottom="0.128cm" fo:padding-left="0.256cm" fo:padding-right="0.256cm" fo:wrap-option="wrap" draw:shadow-color="#808080"/>
    </style:style>
    <style:style style:name="Mpr7" style:family="presentation" style:parent-style-name="Title1-backgroundobjects" style:list-style-name="ML2">
      <style:graphic-properties draw:stroke="none" draw:fill="none" draw:fill-color="#bbe0e3" draw:textarea-horizontal-align="justify" draw:textarea-vertical-align="bottom" draw:auto-grow-height="false" draw:auto-grow-width="false" fo:min-height="1.272cm" fo:min-width="0cm" fo:padding-top="0.128cm" fo:padding-bottom="0.128cm" fo:padding-left="0.256cm" fo:padding-right="0.256cm" fo:wrap-option="wrap" draw:shadow-color="#808080"/>
    </style:style>
    <style:style style:name="Mpr8" style:family="presentation" style:parent-style-name="Title1-backgroundobjects" style:list-style-name="ML2">
      <style:graphic-properties draw:stroke="none" draw:fill="none" draw:fill-color="#bbe0e3" draw:textarea-horizontal-align="justify" draw:textarea-vertical-align="bottom" draw:auto-grow-height="false" draw:auto-grow-width="false" fo:min-height="1.272cm" fo:min-width="0cm" fo:padding-top="0.128cm" fo:padding-bottom="0.128cm" fo:padding-left="0.256cm" fo:padding-right="0.25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indent="0cm" style:writing-mode="lr-tb"/>
    </style:style>
    <style:style style:name="MP6" style:family="paragraph">
      <style:paragraph-properties fo:margin-left="0cm" fo:margin-right="0cm" fo:line-height="100%" fo:text-indent="0cm" style:writing-mode="lr-tb" style:font-independent-line-spacing="true"/>
    </style:style>
    <style:style style:name="MP7" style:family="paragraph">
      <style:paragraph-properties fo:margin-left="0cm" fo:margin-right="0cm" fo:line-height="100%" fo:text-align="end" fo:text-indent="0cm" style:writing-mode="lr-tb"/>
    </style:style>
    <style:style style:name="MP8" style:family="paragraph">
      <style:paragraph-properties fo:margin-left="0cm" fo:margin-right="0cm" fo:line-height="100%" fo:text-align="end" fo:text-indent="0cm" style:writing-mode="lr-tb" style:font-independent-line-spacing="true"/>
    </style:style>
    <style:style style:name="MP9" style:family="paragraph">
      <style:paragraph-properties fo:margin-left="0cm" fo:margin-right="0cm" fo:line-height="100%" fo:text-align="center" fo:text-indent="0cm" style:writing-mode="lr-tb"/>
    </style:style>
    <style:style style:name="MP10" style:family="paragraph">
      <style:paragraph-properties fo:margin-left="0cm" fo:margin-right="0cm" fo:line-height="100%" fo:text-align="center"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2pt" fo:language="en" fo:country="US" style:font-size-asian="12pt" style:font-size-complex="12pt"/>
    </style:style>
    <style:style style:name="MT3" style:family="text">
      <style:text-properties fo:color="#ffffff" fo:font-family="Verdana" style:font-family-generic="swiss" style:font-pitch="variable" fo:font-size="10pt" fo:text-shadow="1pt 1pt" style:font-size-asian="10pt" style:font-size-complex="10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g>
        <draw:custom-shape draw:style-name="Mgr3" draw:text-style-name="MP3" draw:layer="backgroundobjects" svg:width="17.406cm" svg:height="6.641cm" svg:x="7.99cm" svg:y="12.396cm">
          <text:p/>
          <draw:enhanced-geometry svg:viewBox="0 0 3947 1506" draw:type="non-primitive" draw:enhanced-path="M 149 1505 L 689 1331 1217 1157 1733 977 2225 792 2464 696 2698 606 2927 510 3149 420 3358 324 3562 234 3760 138 3946 48 3946 0 3754 96 3550 192 3340 288 3125 384 2897 480 2662 576 2416 672 2171 768 1913 864 1655 960 1115 1145 564 1331 0 1505 149 1505"/>
        </draw:custom-shape>
        <draw:custom-shape draw:style-name="Mgr3" draw:text-style-name="MP3" draw:layer="backgroundobjects" svg:width="7.647cm" svg:height="3.043cm" svg:x="17.749cm" svg:y="15.994cm">
          <text:p/>
          <draw:enhanced-geometry svg:viewBox="0 0 1734 690" draw:type="non-primitive" draw:enhanced-path="M 132 689 L 552 527 966 365 1163 287 1361 203 1553 126 1733 48 1733 0 1535 84 1331 167 1121 257 906 341 455 515 0 689 132 689"/>
        </draw:custom-shape>
        <draw:custom-shape draw:style-name="Mgr3" draw:text-style-name="MP3" draw:layer="backgroundobjects" svg:width="24.602cm" svg:height="15.205cm" svg:x="0cm" svg:y="0cm">
          <text:p/>
          <draw:enhanced-geometry svg:viewBox="0 0 5579 3448" draw:type="non-primitive" draw:enhanced-path="M 5572 1007 L 5578 929 5572 851 5554 773 5518 701 5470 629 5416 563 5343 492 5260 432 5164 366 5055 306 4936 252 4810 198 4666 144 4516 90 4354 48 4180 0 4012 0 4198 42 4372 90 4534 138 4684 192 4822 246 4948 306 5061 366 5164 426 5254 492 5331 557 5397 629 5446 701 5482 779 5506 851 5512 935 5506 1013 5488 1091 5458 1163 5416 1241 5361 1319 5296 1397 5218 1475 5134 1553 5032 1630 4924 1708 4804 1786 4678 1870 4540 1948 4390 2026 4228 2104 4060 2182 3887 2260 3700 2338 3509 2416 3305 2488 3094 2566 2873 2644 2651 2715 2417 2793 2171 2865 1925 2937 1667 3009 1403 3075 1139 3147 864 3213 582 3279 0 3411 0 3447 588 3315 870 3249 1152 3177 1421 3105 1685 3039 1943 2961 2195 2889 2441 2817 2681 2739 2909 2668 3131 2590 3340 2512 3545 2434 3742 2356 3928 2278 4109 2200 4276 2116 4439 2038 4588 1960 4732 1876 4864 1798 4984 1720 5092 1636 5194 1559 5278 1481 5355 1397 5422 1319 5476 1241 5524 1163 5554 1085 5572 1007"/>
        </draw:custom-shape>
        <draw:custom-shape draw:style-name="Mgr4" draw:text-style-name="MP3" draw:layer="backgroundobjects" svg:width="3.603cm" svg:height="1.221cm" svg:x="21.793cm" svg:y="0cm">
          <text:p/>
          <draw:enhanced-geometry svg:viewBox="0 0 817 277" draw:type="non-primitive" draw:enhanced-path="M 816 222 L 672 162 516 108 348 54 168 0 0 0 228 60 444 132 636 204 816 276 816 222"/>
        </draw:custom-shape>
        <draw:custom-shape draw:style-name="Mgr3" draw:text-style-name="MP3" draw:layer="backgroundobjects" svg:width="25.396cm" svg:height="9.256cm" svg:x="0cm" svg:y="8.749cm">
          <text:p/>
          <draw:enhanced-geometry svg:viewBox="0 0 5759 2099" draw:type="non-primitive" draw:enhanced-path="M 5758 0 L 5656 72 5554 138 5440 210 5321 276 5068 414 4792 552 4492 690 4175 827 3839 959 3479 1091 3101 1223 2705 1355 2291 1481 1866 1601 1421 1721 960 1834 486 1948 0 2056 0 2098 479 1990 954 1882 1409 1763 1848 1649 2273 1523 2687 1397 3077 1271 3455 1139 3815 1007 4151 875 4474 737 4774 600 5056 462 5309 324 5548 186 5758 48 5758 0"/>
        </draw:custom-shape>
        <draw:custom-shape draw:style-name="Mgr3" draw:text-style-name="MP3" draw:layer="backgroundobjects" svg:width="8.652cm" svg:height="5.583cm" svg:x="0cm" svg:y="0.45cm">
          <text:p/>
          <draw:enhanced-geometry svg:viewBox="0 0 1962 1266" draw:type="non-primitive" draw:enhanced-path="M 1961 533 L 1961 485 1943 438 1907 390 1848 348 1775 306 1691 270 1584 228 1463 198 1331 162 1182 132 1013 102 840 78 648 54 443 36 228 18 0 0 0 12 222 30 432 48 630 66 815 90 990 114 1152 144 1296 174 1427 204 1542 240 1643 276 1733 318 1800 360 1854 402 1889 443 1907 491 1907 539 1889 587 1860 629 1812 677 1751 719 1673 767 1584 809 1476 857 1361 899 1230 941 1091 989 936 1031 767 1073 594 1115 408 1157 210 1199 0 1241 0 1265 216 1223 414 1181 612 1139 791 1091 960 1049 1121 1001 1266 959 1397 911 1518 863 1625 815 1721 767 1800 725 1866 677 1913 629 1943 581 1961 533"/>
        </draw:custom-shape>
        <draw:custom-shape draw:style-name="Mgr3" draw:text-style-name="MP3" draw:layer="backgroundobjects" svg:width="20.77cm" svg:height="12.797cm" svg:x="0cm" svg:y="0cm">
          <text:p/>
          <draw:enhanced-geometry svg:viewBox="0 0 4710 2902" draw:type="non-primitive" draw:enhanced-path="M 4703 869 L 4709 797 4703 731 4679 665 4649 599 4601 540 4546 480 4480 426 4403 366 4313 312 4210 264 4097 216 3977 168 3845 120 3701 78 3551 36 3389 0 3215 0 3389 36 3551 78 3701 120 3845 162 3977 210 4097 258 4204 312 4301 366 4385 420 4457 480 4516 540 4565 605 4601 671 4625 737 4631 803 4625 875 4607 935 4583 1001 4546 1067 4504 1127 4451 1193 4385 1259 4313 1325 4228 1385 4139 1451 4037 1517 3929 1583 3815 1648 3689 1714 3557 1774 3419 1840 3269 1906 3113 1972 2951 2032 2777 2098 2603 2164 2418 2224 2231 2284 2033 2350 1830 2410 1619 2470 1403 2530 960 2644 486 2757 0 2865 0 2901 498 2787 972 2674 1428 2554 1643 2494 1860 2434 2064 2374 2261 2308 2459 2248 2645 2182 2825 2116 3000 2050 3161 1984 3323 1924 3473 1858 3617 1792 3749 1720 3875 1654 3995 1589 4103 1523 4204 1457 4301 1391 4385 1325 4457 1259 4522 1193 4577 1127 4625 1061 4661 995 4685 935 4703 869"/>
        </draw:custom-shape>
        <draw:custom-shape draw:style-name="Mgr3" draw:text-style-name="MP3" draw:layer="backgroundobjects" svg:width="16.642cm" svg:height="10.394cm" svg:x="0cm" svg:y="0cm">
          <text:p/>
          <draw:enhanced-geometry svg:viewBox="0 0 3774 2357" draw:type="non-primitive" draw:enhanced-path="M 3767 785 L 3773 719 3767 659 3743 599 3713 545 3665 486 3604 432 3533 378 3455 330 3359 282 3251 234 3137 192 3012 150 2873 108 2724 72 2567 36 2400 0 2237 0 2418 36 2585 72 2741 108 2885 150 3024 192 3149 234 3263 282 3359 330 3449 384 3527 432 3587 492 3635 545 3677 605 3695 665 3707 725 3701 791 3689 839 3665 887 3641 941 3604 989 3557 1037 3509 1091 3449 1139 3383 1187 3312 1241 3233 1289 3143 1343 3053 1391 2951 1439 2843 1493 2736 1541 2615 1589 2364 1690 2082 1786 1788 1882 1464 1972 1128 2068 767 2158 390 2242 0 2326 0 2356 402 2272 779 2182 1146 2092 1488 1996 1818 1900 2118 1804 2400 1702 2531 1654 2657 1607 2777 1553 2891 1505 3000 1451 3101 1403 3197 1349 3287 1301 3365 1247 3443 1193 3509 1145 3569 1091 3623 1043 3665 989 3701 941 3731 887 3755 833 3767 785"/>
        </draw:custom-shape>
        <draw:custom-shape draw:style-name="Mgr3" draw:text-style-name="MP3" draw:layer="backgroundobjects" svg:width="12.938cm" svg:height="8.145cm" svg:x="0cm" svg:y="0cm">
          <text:p/>
          <draw:enhanced-geometry svg:viewBox="0 0 2934 1847" draw:type="non-primitive" draw:enhanced-path="M 2933 707 L 2933 647 2921 581 2885 528 2831 468 2758 414 2675 366 2567 318 2448 270 2309 228 2160 186 1991 150 1812 114 1613 78 1403 54 1182 24 948 0 696 0 948 24 1194 48 1421 78 1631 108 1830 144 2015 180 2183 222 2333 264 2465 312 2579 360 2675 414 2758 468 2813 528 2855 587 2873 647 2873 713 2861 749 2849 785 2825 821 2801 857 2729 929 2633 1001 2513 1073 2375 1145 2219 1217 2039 1289 1848 1361 1631 1433 1397 1499 1146 1571 882 1636 606 1702 306 1768 0 1828 0 1846 312 1780 612 1714 900 1648 1170 1583 1421 1511 1661 1439 1877 1367 2081 1295 2261 1223 2423 1151 2567 1079 2687 1001 2783 929 2855 857 2885 815 2909 779 2921 743 2933 707"/>
        </draw:custom-shape>
        <draw:custom-shape draw:style-name="Mgr5" draw:text-style-name="MP3" draw:layer="backgroundobjects" svg:width="6.588cm" svg:height="0.904cm" svg:x="0.503cm" svg:y="12.554cm">
          <text:p/>
          <draw:enhanced-geometry svg:viewBox="0 0 1494 205" draw:type="non-primitive" draw:enhanced-path="M 1404 204 L 0 18 77 0 1493 186 1404 204"/>
        </draw:custom-shape>
        <draw:custom-shape draw:style-name="Mgr6" draw:text-style-name="MP3" draw:layer="backgroundobjects" svg:width="0.004cm" svg:height="0.005cm" svg:x="2.086cm" svg:y="13.692cm">
          <text:p/>
          <draw:enhanced-geometry svg:viewBox="0 0 21600 21600" draw:type="rectangle" draw:enhanced-path="M 0 0 L 21600 0 21600 21600 0 21600 0 0 Z N"/>
        </draw:custom-shape>
        <draw:custom-shape draw:style-name="Mgr6" draw:text-style-name="MP3" draw:layer="backgroundobjects" svg:width="0.004cm" svg:height="0.005cm" svg:x="2.086cm" svg:y="13.692cm">
          <text:p/>
          <draw:enhanced-geometry svg:viewBox="0 0 21600 21600" draw:type="rectangle" draw:enhanced-path="M 0 0 L 21600 0 21600 21600 0 21600 0 0 Z N"/>
        </draw:custom-shape>
        <draw:g>
          <draw:custom-shape draw:style-name="Mgr7" draw:text-style-name="MP3" draw:layer="backgroundobjects" svg:width="0.212cm" svg:height="0.031cm" svg:x="1.799cm" svg:y="13.269cm">
            <text:p/>
            <draw:enhanced-geometry svg:viewBox="0 0 48 7" draw:type="non-primitive" draw:enhanced-path="M 47 6 L 0 0 47 6"/>
          </draw:custom-shape>
          <draw:custom-shape draw:style-name="Mgr3" draw:text-style-name="MP3" draw:layer="backgroundobjects" svg:width="1.433cm" svg:height="0.719cm" svg:x="4.022cm" svg:y="10.072cm">
            <text:p/>
            <draw:enhanced-geometry svg:viewBox="0 0 325 163" draw:type="non-primitive" draw:enhanced-path="M 0 24 L 6 24 12 18 48 6 101 0 137 6 174 18 240 54 288 90 318 114 324 126 222 162 0 24"/>
          </draw:custom-shape>
          <draw:custom-shape draw:style-name="Mgr5" draw:text-style-name="MP3" draw:layer="backgroundobjects" svg:width="5.534cm" svg:height="4.074cm" svg:x="0.847cm" svg:y="10.072cm">
            <text:p/>
            <draw:enhanced-geometry svg:viewBox="0 0 1255 924" draw:type="non-primitive" draw:enhanced-path="M 1248 713 L 1218 683 1170 653 1170 641 1176 617 1176 581 1176 545 1176 509 1170 473 1158 443 1152 431 1146 425 1146 408 1140 384 1134 354 1122 324 1110 300 1116 294 1116 288 1116 270 1110 252 1086 210 1062 180 1056 174 1050 168 1044 126 1020 114 990 90 984 96 984 102 978 120 978 108 972 90 966 72 966 66 936 42 924 36 918 30 894 18 888 18 870 18 858 18 852 18 822 6 799 0 774 6 756 18 732 18 714 24 702 30 696 30 690 30 666 42 630 60 588 90 576 108 564 120 570 120 570 114 552 150 540 192 534 216 534 228 529 246 523 276 517 312 511 348 475 390 475 396 468 402 450 437 432 479 420 521 414 527 414 533 414 539 354 599 348 599 342 599 336 611 312 629 306 629 300 629 300 635 294 635 258 659 258 665 258 677 258 701 258 719 258 731 217 725 150 797 150 827 175 827 114 845 108 851 54 839 0 857 0 875 102 893 96 893 156 905 169 899 312 923 366 911 372 887 241 869 241 863 499 791 505 809 642 827 702 725 660 719 666 653 672 623 696 611 696 605 720 587 750 569 780 551 799 533 822 515 846 497 870 467 882 449 882 443 888 443 894 431 906 425 912 414 912 390 906 360 930 348 954 330 978 318 996 300 1002 306 1014 306 1026 336 1074 449 1074 467 1080 497 1105 563 1122 617 1128 641 1128 653 1122 659 1116 671 1116 689 1122 701 1128 719 1134 737 1140 749 1152 749 1158 743 1158 725 1152 707 1152 701 1206 713 1212 719 1218 737 1224 749 1236 755 1242 749 1236 737 1242 749 1248 755 1254 749 1254 743 1254 731 1248 719 1248 713"/>
          </draw:custom-shape>
          <draw:custom-shape draw:style-name="Mgr3" draw:text-style-name="MP3" draw:layer="backgroundobjects" svg:width="0.212cm" svg:height="0.348cm" svg:x="3.016cm" svg:y="11.946cm">
            <text:p/>
            <draw:enhanced-geometry svg:viewBox="0 0 48 79" draw:type="non-primitive" draw:enhanced-path="M 12 72 L 18 60 24 54 47 0 0 78 12 72"/>
          </draw:custom-shape>
          <draw:custom-shape draw:style-name="Mgr3" draw:text-style-name="MP3" draw:layer="backgroundobjects" svg:width="0.662cm" svg:height="1.852cm" svg:x="5.662cm" svg:y="11.342cm">
            <text:p/>
            <draw:enhanced-geometry svg:viewBox="0 0 150 420" draw:type="non-primitive" draw:enhanced-path="M 29 96 L 41 126 29 161 47 149 53 347 65 371 65 377 65 389 77 395 101 407 125 413 149 419 125 395 77 365 77 353 83 329 83 293 83 257 83 221 77 185 65 155 59 143 53 137 53 120 53 108 47 90 35 54 23 18 17 6 17 0 0 6 6 114 29 96"/>
          </draw:custom-shape>
          <draw:custom-shape draw:style-name="Mgr3" draw:text-style-name="MP3" draw:layer="backgroundobjects" svg:width="0.741cm" svg:height="0.613cm" svg:x="5.027cm" svg:y="10.733cm">
            <text:p/>
            <draw:enhanced-geometry svg:viewBox="0 0 168 139" draw:type="non-primitive" draw:enhanced-path="M 102 18 L 96 12 90 0 78 0 66 0 60 0 48 6 36 12 30 12 24 24 18 42 6 66 0 72 42 30 30 66 96 36 120 78 120 54 167 138 167 120 161 102 138 60 114 30 108 24 102 18"/>
          </draw:custom-shape>
          <draw:custom-shape draw:style-name="Mgr3" draw:text-style-name="MP3" draw:layer="backgroundobjects" svg:width="0.503cm" svg:height="0.507cm" svg:x="4.18cm" svg:y="10.204cm">
            <text:p/>
            <draw:enhanced-geometry svg:viewBox="0 0 114 115" draw:type="non-primitive" draw:enhanced-path="M 0 0 L 6 0 24 6 48 18 71 36 83 48 95 66 107 90 113 114 83 66 60 78 71 54 12 78 60 48 60 42 54 30 36 18 0 0"/>
          </draw:custom-shape>
          <draw:custom-shape draw:style-name="Mgr3" draw:text-style-name="MP3" draw:layer="backgroundobjects" svg:width="0.295cm" svg:height="0.269cm" svg:x="4.948cm" svg:y="11.368cm">
            <text:p/>
            <draw:enhanced-geometry svg:viewBox="0 0 67 61" draw:type="non-primitive" draw:enhanced-path="M 54 0 L 42 18 36 6 24 30 18 36 6 48 0 60 12 54 30 36 54 18 66 6 54 0"/>
          </draw:custom-shape>
          <draw:custom-shape draw:style-name="Mgr3" draw:text-style-name="MP3" draw:layer="backgroundobjects" svg:width="0.714cm" svg:height="0.793cm" svg:x="4.154cm" svg:y="11.792cm">
            <text:p/>
            <draw:enhanced-geometry svg:viewBox="0 0 162 180" draw:type="non-primitive" draw:enhanced-path="M 131 53 L 137 53 143 41 155 35 161 24 161 12 161 0 149 24 143 35 131 35 119 41 125 53 95 95 0 137 60 119 54 125 48 131 24 155 12 167 0 173 0 179 6 173 30 155 48 143 71 125 95 107 119 77 131 59 131 53"/>
          </draw:custom-shape>
          <draw:custom-shape draw:style-name="Mgr3" draw:text-style-name="MP3" draw:layer="backgroundobjects" svg:width="0.326cm" svg:height="0.243cm" svg:x="3.25cm" svg:y="12.184cm">
            <text:p/>
            <draw:enhanced-geometry svg:viewBox="0 0 74 55" draw:type="non-primitive" draw:enhanced-path="M 24 36 L 49 24 61 12 67 6 73 0 43 18 30 24 24 24 18 18 12 12 0 54 12 42 24 36"/>
          </draw:custom-shape>
          <draw:custom-shape draw:style-name="Mgr3" draw:text-style-name="MP3" draw:layer="backgroundobjects" svg:width="0.057cm" svg:height="0.242cm" svg:x="2.752cm" svg:y="12.74cm">
            <text:p/>
            <draw:enhanced-geometry svg:viewBox="0 0 13 55" draw:type="non-primitive" draw:enhanced-path="M 12 0 L 0 12 0 18 6 54 12 36 12 18 12 6 12 0"/>
          </draw:custom-shape>
          <draw:custom-shape draw:style-name="Mgr3" draw:text-style-name="MP3" draw:layer="backgroundobjects" svg:width="0.216cm" svg:height="0.322cm" svg:x="2.17cm" svg:y="13.322cm">
            <text:p/>
            <draw:enhanced-geometry svg:viewBox="0 0 49 73" draw:type="non-primitive" draw:enhanced-path="M 48 6 L 48 6 6 0 42 12 0 72 18 54 18 66 48 6"/>
          </draw:custom-shape>
          <draw:custom-shape draw:style-name="Mgr3" draw:text-style-name="MP3" draw:layer="backgroundobjects" svg:width="1.274cm" svg:height="0.375cm" svg:x="1.927cm" svg:y="13.348cm">
            <text:p/>
            <draw:enhanced-geometry svg:viewBox="0 0 289 85" draw:type="non-primitive" draw:enhanced-path="M 288 0 L 0 84 169 36 114 60 277 18 288 0"/>
          </draw:custom-shape>
          <draw:custom-shape draw:style-name="Mgr3" draw:text-style-name="MP3" draw:layer="backgroundobjects" svg:width="0.296cm" svg:height="0.481cm" svg:x="3.651cm" svg:y="13.242cm">
            <text:p/>
            <draw:enhanced-geometry svg:viewBox="0 0 67 109" draw:type="non-primitive" draw:enhanced-path="M 6 0 L 66 6 0 84 54 24 6 108 66 6 6 0"/>
          </draw:custom-shape>
          <draw:custom-shape draw:style-name="Mgr3" draw:text-style-name="MP3" draw:layer="backgroundobjects" svg:width="0.344cm" svg:height="0.189cm" svg:x="1.614cm" svg:y="13.719cm">
            <text:p/>
            <draw:enhanced-geometry svg:viewBox="0 0 78 43" draw:type="non-primitive" draw:enhanced-path="M 36 0 L 42 0 60 6 48 6 42 6 60 6 0 24 71 6 66 42 77 6 36 0"/>
          </draw:custom-shape>
          <draw:custom-shape draw:style-name="Mgr3" draw:text-style-name="MP3" draw:layer="backgroundobjects" svg:width="0.295cm" svg:height="0.136cm" svg:x="2.196cm" svg:y="13.957cm">
            <text:p/>
            <draw:enhanced-geometry svg:viewBox="0 0 67 31" draw:type="non-primitive" draw:enhanced-path="M 66 6 L 0 0 54 6 18 18 60 12 60 30 66 6"/>
          </draw:custom-shape>
          <draw:custom-shape draw:style-name="Mgr3" draw:text-style-name="MP3" draw:layer="backgroundobjects" svg:width="0.084cm" svg:height="0.269cm" svg:x="3.704cm" svg:y="12.872cm">
            <text:p/>
            <draw:enhanced-geometry svg:viewBox="0 0 19 61" draw:type="non-primitive" draw:enhanced-path="M 0 24 L 12 24 12 60 18 18 18 0 12 18 0 24"/>
          </draw:custom-shape>
          <draw:custom-shape draw:style-name="Mgr3" draw:text-style-name="MP3" draw:layer="backgroundobjects" svg:width="0.031cm" svg:height="0.084cm" svg:x="2.408cm" svg:y="13.322cm">
            <text:p/>
            <draw:enhanced-geometry svg:viewBox="0 0 7 19" draw:type="non-primitive" draw:enhanced-path="M 6 0 L 0 18 6 12 6 0"/>
          </draw:custom-shape>
          <draw:custom-shape draw:style-name="Mgr3" draw:text-style-name="MP3" draw:layer="backgroundobjects" svg:width="0.136cm" svg:height="0.348cm" svg:x="2.355cm" svg:y="12.978cm">
            <text:p/>
            <draw:enhanced-geometry svg:viewBox="0 0 31 79" draw:type="non-primitive" draw:enhanced-path="M 24 6 L 18 24 0 18 12 30 6 42 18 78 18 24 24 12 30 6 12 0 24 6"/>
          </draw:custom-shape>
          <draw:custom-shape draw:style-name="Mgr3" draw:text-style-name="MP3" draw:layer="backgroundobjects" svg:width="0.11cm" svg:height="0.11cm" svg:x="2.381cm" svg:y="13.401cm">
            <text:p/>
            <draw:enhanced-geometry svg:viewBox="0 0 25 25" draw:type="non-primitive" draw:enhanced-path="M 6 0 L 0 0 6 0 12 6 24 24 24 18 18 6 12 0 6 0"/>
          </draw:custom-shape>
          <draw:custom-shape draw:style-name="Mgr5" draw:text-style-name="MP3" draw:layer="backgroundobjects" svg:width="0.953cm" svg:height="0.957cm" svg:x="3.532cm" svg:y="11.822cm">
            <text:p/>
            <draw:enhanced-geometry svg:viewBox="0 0 216 217" draw:type="non-primitive" draw:enhanced-path="M 215 0 L 147 36 132 49 104 79 87 114 48 156 42 166 29 177 0 208 48 216 215 0"/>
          </draw:custom-shape>
          <draw:custom-shape draw:style-name="Mgr5" draw:text-style-name="MP3" draw:layer="backgroundobjects" svg:width="0.939cm" svg:height="0.794cm" svg:x="2.364cm" svg:y="11.95cm">
            <text:p/>
            <draw:enhanced-geometry svg:viewBox="0 0 213 180" draw:type="non-primitive" draw:enhanced-path="M 212 0 L 144 36 0 179 177 85 212 0"/>
          </draw:custom-shape>
          <draw:custom-shape draw:style-name="Mgr5" draw:text-style-name="MP3" draw:layer="backgroundobjects" svg:width="0.287cm" svg:height="0.353cm" svg:x="4.573cm" svg:y="11.505cm">
            <text:p/>
            <draw:enhanced-geometry svg:viewBox="0 0 65 80" draw:type="non-primitive" draw:enhanced-path="M 0 22 L 64 79 60 0 0 22"/>
          </draw:custom-shape>
          <draw:custom-shape draw:style-name="Mgr5" draw:text-style-name="MP3" draw:layer="backgroundobjects" svg:width="0.609cm" svg:height="0.918cm" svg:x="3.823cm" svg:y="10.896cm">
            <text:p/>
            <draw:enhanced-geometry svg:viewBox="0 0 138 208" draw:type="non-primitive" draw:enhanced-path="M 0 0 L 17 87 69 154 137 207 0 0"/>
          </draw:custom-shape>
          <draw:custom-shape draw:style-name="Mgr5" draw:text-style-name="MP3" draw:layer="backgroundobjects" svg:width="0.291cm" svg:height="0.984cm" svg:x="3.603cm" svg:y="11.055cm">
            <text:p/>
            <draw:enhanced-geometry svg:viewBox="0 0 66 223" draw:type="non-primitive" draw:enhanced-path="M 0 222 L 40 142 65 72 7 0 0 222"/>
          </draw:custom-shape>
        </draw:g>
      </draw:g>
      <draw:frame presentation:style-name="Default-title" draw:layer="backgroundobjects" svg:width="22.86cm" svg:height="3.498cm" svg:x="1.27cm" svg:y="0.439cm" presentation:class="title" presentation:placeholder="true">
        <draw:text-box/>
      </draw:frame>
      <draw:frame presentation:style-name="Default-outline1" draw:layer="backgroundobjects" svg:width="22.86cm" svg:height="12.586cm" svg:x="1.27cm" svg:y="4.444cm" presentation:class="outline" presentation:placeholder="true">
        <draw:text-box/>
      </draw:frame>
      <draw:frame presentation:style-name="Mpr1" draw:layer="backgroundobjects" svg:width="5.927cm" svg:height="1.271cm" svg:x="1.269cm" svg:y="17.343cm" presentation:class="date-time">
        <draw:text-box>
          <text:list text:style-name="ML2">
            <text:list-header>
              <text:p><text:date style:data-style-name="D3" text:date-value="2013-08-18">08/18/13</text:date></text:p>
            </text:list-header>
          </text:list>
        </draw:text-box>
      </draw:frame>
      <draw:frame presentation:style-name="Mpr1" draw:layer="backgroundobjects" svg:width="8.044cm" svg:height="1.271cm" svg:x="8.678cm" svg:y="17.357cm" presentation:class="footer">
        <draw:text-box>
          <text:list text:style-name="ML2">
            <text:list-header>
              <text:p><presentation:footer/></text:p>
            </text:list-header>
          </text:list>
        </draw:text-box>
      </draw:frame>
      <draw:frame presentation:style-name="Mpr1" draw:layer="backgroundobjects" svg:width="5.927cm" svg:height="1.271cm" svg:x="18.202cm" svg:y="17.343cm" presentation:class="page-number">
        <draw:text-box>
          <text:list text:style-name="ML2">
            <text:list-header>
              <text:p><text:page-number>&lt;number&gt;</text:page-number></text:p>
            </text:list-header>
          </text:list>
        </draw:text-box>
      </draw:frame>
      <presentation:notes style:page-layout-name="PM0">
        <draw:rect draw:style-name="Mgr8" draw:text-style-name="MP4" draw:layer="backgroundobjects" svg:width="19.05cm" svg:height="25.4cm" svg:x="0cm" svg:y="0cm">
          <text:p/>
        </draw:rect>
        <draw:frame draw:style-name="Mgr9" draw:text-style-name="MP6" draw:layer="backgroundobjects" svg:width="8.255cm" svg:height="1.271cm" svg:x="-0.001cm" svg:y="0cm" presentation:class="header">
          <draw:text-box>
            <text:list text:style-name="ML2">
              <text:list-header>
                <text:p text:style-name="MP5"><text:span text:style-name="MT2"><presentation:header/></text:span></text:p>
              </text:list-header>
            </text:list>
          </draw:text-box>
        </draw:frame>
        <draw:frame draw:style-name="Mgr10" draw:text-style-name="MP8" draw:layer="backgroundobjects" svg:width="8.255cm" svg:height="1.271cm" svg:x="10.79cm" svg:y="0cm" presentation:class="date-time">
          <draw:text-box>
            <text:list text:style-name="ML2">
              <text:list-header>
                <text:p text:style-name="MP7"><text:span text:style-name="MT2"><presentation:date-time/></text:span></text:p>
              </text:list-header>
            </text:list>
          </draw:text-box>
        </draw:frame>
        <draw:page-thumbnail presentation:style-name="Default-title" draw:layer="backgroundobjects" svg:width="12.692cm" svg:height="9.518cm" svg:x="3.179cm" svg:y="1.908cm" presentation:class="page"/>
        <draw:frame presentation:style-name="Default-notes" draw:layer="backgroundobjects" svg:width="15.24cm" svg:height="11.431cm" svg:x="1.905cm" svg:y="12.065cm" presentation:class="notes" presentation:placeholder="true">
          <draw:text-box/>
        </draw:frame>
        <draw:frame draw:style-name="Mgr11" draw:text-style-name="MP6" draw:layer="backgroundobjects" svg:width="8.255cm" svg:height="1.271cm" svg:x="-0.001cm" svg:y="24.125cm" presentation:class="footer">
          <draw:text-box>
            <text:list text:style-name="ML2">
              <text:list-header>
                <text:p text:style-name="MP5"><text:span text:style-name="MT2"><presentation:footer/></text:span></text:p>
              </text:list-header>
            </text:list>
          </draw:text-box>
        </draw:frame>
        <draw:frame draw:style-name="Mgr12" draw:text-style-name="MP8" draw:layer="backgroundobjects" svg:width="8.255cm" svg:height="1.271cm" svg:x="10.79cm" svg:y="24.125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le1" style:page-layout-name="PM1" draw:style-name="Mdp1">
      <draw:g>
        <draw:custom-shape draw:style-name="Mgr3" draw:text-style-name="MP3" draw:layer="backgroundobjects" svg:width="17.406cm" svg:height="6.641cm" svg:x="7.99cm" svg:y="12.396cm">
          <text:p/>
          <draw:enhanced-geometry svg:viewBox="0 0 3947 1506" draw:type="non-primitive" draw:enhanced-path="M 149 1505 L 689 1331 1217 1157 1733 977 2225 792 2464 696 2698 606 2927 510 3149 420 3358 324 3562 234 3760 138 3946 48 3946 0 3754 96 3550 192 3340 288 3125 384 2897 480 2662 576 2416 672 2171 768 1913 864 1655 960 1115 1145 564 1331 0 1505 149 1505"/>
        </draw:custom-shape>
        <draw:custom-shape draw:style-name="Mgr3" draw:text-style-name="MP3" draw:layer="backgroundobjects" svg:width="7.647cm" svg:height="3.043cm" svg:x="17.749cm" svg:y="15.994cm">
          <text:p/>
          <draw:enhanced-geometry svg:viewBox="0 0 1734 690" draw:type="non-primitive" draw:enhanced-path="M 132 689 L 552 527 966 365 1163 287 1361 203 1553 126 1733 48 1733 0 1535 84 1331 167 1121 257 906 341 455 515 0 689 132 689"/>
        </draw:custom-shape>
        <draw:custom-shape draw:style-name="Mgr3" draw:text-style-name="MP3" draw:layer="backgroundobjects" svg:width="24.602cm" svg:height="15.205cm" svg:x="0cm" svg:y="0cm">
          <text:p/>
          <draw:enhanced-geometry svg:viewBox="0 0 5579 3448" draw:type="non-primitive" draw:enhanced-path="M 5572 1007 L 5578 929 5572 851 5554 773 5518 701 5470 629 5416 563 5343 492 5260 432 5164 366 5055 306 4936 252 4810 198 4666 144 4516 90 4354 48 4180 0 4012 0 4198 42 4372 90 4534 138 4684 192 4822 246 4948 306 5061 366 5164 426 5254 492 5331 557 5397 629 5446 701 5482 779 5506 851 5512 935 5506 1013 5488 1091 5458 1163 5416 1241 5361 1319 5296 1397 5218 1475 5134 1553 5032 1630 4924 1708 4804 1786 4678 1870 4540 1948 4390 2026 4228 2104 4060 2182 3887 2260 3700 2338 3509 2416 3305 2488 3094 2566 2873 2644 2651 2715 2417 2793 2171 2865 1925 2937 1667 3009 1403 3075 1139 3147 864 3213 582 3279 0 3411 0 3447 588 3315 870 3249 1152 3177 1421 3105 1685 3039 1943 2961 2195 2889 2441 2817 2681 2739 2909 2668 3131 2590 3340 2512 3545 2434 3742 2356 3928 2278 4109 2200 4276 2116 4439 2038 4588 1960 4732 1876 4864 1798 4984 1720 5092 1636 5194 1559 5278 1481 5355 1397 5422 1319 5476 1241 5524 1163 5554 1085 5572 1007"/>
        </draw:custom-shape>
        <draw:custom-shape draw:style-name="Mgr4" draw:text-style-name="MP3" draw:layer="backgroundobjects" svg:width="3.603cm" svg:height="1.221cm" svg:x="21.793cm" svg:y="0cm">
          <text:p/>
          <draw:enhanced-geometry svg:viewBox="0 0 817 277" draw:type="non-primitive" draw:enhanced-path="M 816 222 L 672 162 516 108 348 54 168 0 0 0 228 60 444 132 636 204 816 276 816 222"/>
        </draw:custom-shape>
        <draw:custom-shape draw:style-name="Mgr3" draw:text-style-name="MP3" draw:layer="backgroundobjects" svg:width="25.396cm" svg:height="9.256cm" svg:x="0cm" svg:y="8.749cm">
          <text:p/>
          <draw:enhanced-geometry svg:viewBox="0 0 5759 2099" draw:type="non-primitive" draw:enhanced-path="M 5758 0 L 5656 72 5554 138 5440 210 5321 276 5068 414 4792 552 4492 690 4175 827 3839 959 3479 1091 3101 1223 2705 1355 2291 1481 1866 1601 1421 1721 960 1834 486 1948 0 2056 0 2098 479 1990 954 1882 1409 1763 1848 1649 2273 1523 2687 1397 3077 1271 3455 1139 3815 1007 4151 875 4474 737 4774 600 5056 462 5309 324 5548 186 5758 48 5758 0"/>
        </draw:custom-shape>
        <draw:custom-shape draw:style-name="Mgr3" draw:text-style-name="MP3" draw:layer="backgroundobjects" svg:width="8.652cm" svg:height="5.583cm" svg:x="0cm" svg:y="0.45cm">
          <text:p/>
          <draw:enhanced-geometry svg:viewBox="0 0 1962 1266" draw:type="non-primitive" draw:enhanced-path="M 1961 533 L 1961 485 1943 438 1907 390 1848 348 1775 306 1691 270 1584 228 1463 198 1331 162 1182 132 1013 102 840 78 648 54 443 36 228 18 0 0 0 12 222 30 432 48 630 66 815 90 990 114 1152 144 1296 174 1427 204 1542 240 1643 276 1733 318 1800 360 1854 402 1889 443 1907 491 1907 539 1889 587 1860 629 1812 677 1751 719 1673 767 1584 809 1476 857 1361 899 1230 941 1091 989 936 1031 767 1073 594 1115 408 1157 210 1199 0 1241 0 1265 216 1223 414 1181 612 1139 791 1091 960 1049 1121 1001 1266 959 1397 911 1518 863 1625 815 1721 767 1800 725 1866 677 1913 629 1943 581 1961 533"/>
        </draw:custom-shape>
        <draw:custom-shape draw:style-name="Mgr3" draw:text-style-name="MP3" draw:layer="backgroundobjects" svg:width="20.77cm" svg:height="12.797cm" svg:x="0cm" svg:y="0cm">
          <text:p/>
          <draw:enhanced-geometry svg:viewBox="0 0 4710 2902" draw:type="non-primitive" draw:enhanced-path="M 4703 869 L 4709 797 4703 731 4679 665 4649 599 4601 540 4546 480 4480 426 4403 366 4313 312 4210 264 4097 216 3977 168 3845 120 3701 78 3551 36 3389 0 3215 0 3389 36 3551 78 3701 120 3845 162 3977 210 4097 258 4204 312 4301 366 4385 420 4457 480 4516 540 4565 605 4601 671 4625 737 4631 803 4625 875 4607 935 4583 1001 4546 1067 4504 1127 4451 1193 4385 1259 4313 1325 4228 1385 4139 1451 4037 1517 3929 1583 3815 1648 3689 1714 3557 1774 3419 1840 3269 1906 3113 1972 2951 2032 2777 2098 2603 2164 2418 2224 2231 2284 2033 2350 1830 2410 1619 2470 1403 2530 960 2644 486 2757 0 2865 0 2901 498 2787 972 2674 1428 2554 1643 2494 1860 2434 2064 2374 2261 2308 2459 2248 2645 2182 2825 2116 3000 2050 3161 1984 3323 1924 3473 1858 3617 1792 3749 1720 3875 1654 3995 1589 4103 1523 4204 1457 4301 1391 4385 1325 4457 1259 4522 1193 4577 1127 4625 1061 4661 995 4685 935 4703 869"/>
        </draw:custom-shape>
        <draw:custom-shape draw:style-name="Mgr3" draw:text-style-name="MP3" draw:layer="backgroundobjects" svg:width="16.642cm" svg:height="10.394cm" svg:x="0cm" svg:y="0cm">
          <text:p/>
          <draw:enhanced-geometry svg:viewBox="0 0 3774 2357" draw:type="non-primitive" draw:enhanced-path="M 3767 785 L 3773 719 3767 659 3743 599 3713 545 3665 486 3604 432 3533 378 3455 330 3359 282 3251 234 3137 192 3012 150 2873 108 2724 72 2567 36 2400 0 2237 0 2418 36 2585 72 2741 108 2885 150 3024 192 3149 234 3263 282 3359 330 3449 384 3527 432 3587 492 3635 545 3677 605 3695 665 3707 725 3701 791 3689 839 3665 887 3641 941 3604 989 3557 1037 3509 1091 3449 1139 3383 1187 3312 1241 3233 1289 3143 1343 3053 1391 2951 1439 2843 1493 2736 1541 2615 1589 2364 1690 2082 1786 1788 1882 1464 1972 1128 2068 767 2158 390 2242 0 2326 0 2356 402 2272 779 2182 1146 2092 1488 1996 1818 1900 2118 1804 2400 1702 2531 1654 2657 1607 2777 1553 2891 1505 3000 1451 3101 1403 3197 1349 3287 1301 3365 1247 3443 1193 3509 1145 3569 1091 3623 1043 3665 989 3701 941 3731 887 3755 833 3767 785"/>
        </draw:custom-shape>
        <draw:custom-shape draw:style-name="Mgr3" draw:text-style-name="MP3" draw:layer="backgroundobjects" svg:width="12.938cm" svg:height="8.145cm" svg:x="0cm" svg:y="0cm">
          <text:p/>
          <draw:enhanced-geometry svg:viewBox="0 0 2934 1847" draw:type="non-primitive" draw:enhanced-path="M 2933 707 L 2933 647 2921 581 2885 528 2831 468 2758 414 2675 366 2567 318 2448 270 2309 228 2160 186 1991 150 1812 114 1613 78 1403 54 1182 24 948 0 696 0 948 24 1194 48 1421 78 1631 108 1830 144 2015 180 2183 222 2333 264 2465 312 2579 360 2675 414 2758 468 2813 528 2855 587 2873 647 2873 713 2861 749 2849 785 2825 821 2801 857 2729 929 2633 1001 2513 1073 2375 1145 2219 1217 2039 1289 1848 1361 1631 1433 1397 1499 1146 1571 882 1636 606 1702 306 1768 0 1828 0 1846 312 1780 612 1714 900 1648 1170 1583 1421 1511 1661 1439 1877 1367 2081 1295 2261 1223 2423 1151 2567 1079 2687 1001 2783 929 2855 857 2885 815 2909 779 2921 743 2933 707"/>
        </draw:custom-shape>
        <draw:custom-shape draw:style-name="Mgr5" draw:text-style-name="MP3" draw:layer="backgroundobjects" svg:width="6.588cm" svg:height="0.904cm" svg:x="0.503cm" svg:y="12.554cm">
          <text:p/>
          <draw:enhanced-geometry svg:viewBox="0 0 1494 205" draw:type="non-primitive" draw:enhanced-path="M 1404 204 L 0 18 77 0 1493 186 1404 204"/>
        </draw:custom-shape>
        <draw:custom-shape draw:style-name="Mgr6" draw:text-style-name="MP3" draw:layer="backgroundobjects" svg:width="0.004cm" svg:height="0.005cm" svg:x="2.086cm" svg:y="13.692cm">
          <text:p/>
          <draw:enhanced-geometry svg:viewBox="0 0 21600 21600" draw:type="rectangle" draw:enhanced-path="M 0 0 L 21600 0 21600 21600 0 21600 0 0 Z N"/>
        </draw:custom-shape>
        <draw:custom-shape draw:style-name="Mgr6" draw:text-style-name="MP3" draw:layer="backgroundobjects" svg:width="0.004cm" svg:height="0.005cm" svg:x="2.086cm" svg:y="13.692cm">
          <text:p/>
          <draw:enhanced-geometry svg:viewBox="0 0 21600 21600" draw:type="rectangle" draw:enhanced-path="M 0 0 L 21600 0 21600 21600 0 21600 0 0 Z N"/>
        </draw:custom-shape>
        <draw:g>
          <draw:custom-shape draw:style-name="Mgr7" draw:text-style-name="MP3" draw:layer="backgroundobjects" svg:width="0.212cm" svg:height="0.031cm" svg:x="1.799cm" svg:y="13.269cm">
            <text:p/>
            <draw:enhanced-geometry svg:viewBox="0 0 48 7" draw:type="non-primitive" draw:enhanced-path="M 47 6 L 0 0 47 6"/>
          </draw:custom-shape>
          <draw:custom-shape draw:style-name="Mgr3" draw:text-style-name="MP3" draw:layer="backgroundobjects" svg:width="1.433cm" svg:height="0.719cm" svg:x="4.022cm" svg:y="10.072cm">
            <text:p/>
            <draw:enhanced-geometry svg:viewBox="0 0 325 163" draw:type="non-primitive" draw:enhanced-path="M 0 24 L 6 24 12 18 48 6 101 0 137 6 174 18 240 54 288 90 318 114 324 126 222 162 0 24"/>
          </draw:custom-shape>
          <draw:custom-shape draw:style-name="Mgr5" draw:text-style-name="MP3" draw:layer="backgroundobjects" svg:width="5.534cm" svg:height="4.074cm" svg:x="0.847cm" svg:y="10.072cm">
            <text:p/>
            <draw:enhanced-geometry svg:viewBox="0 0 1255 924" draw:type="non-primitive" draw:enhanced-path="M 1248 713 L 1218 683 1170 653 1170 641 1176 617 1176 581 1176 545 1176 509 1170 473 1158 443 1152 431 1146 425 1146 408 1140 384 1134 354 1122 324 1110 300 1116 294 1116 288 1116 270 1110 252 1086 210 1062 180 1056 174 1050 168 1044 126 1020 114 990 90 984 96 984 102 978 120 978 108 972 90 966 72 966 66 936 42 924 36 918 30 894 18 888 18 870 18 858 18 852 18 822 6 799 0 774 6 756 18 732 18 714 24 702 30 696 30 690 30 666 42 630 60 588 90 576 108 564 120 570 120 570 114 552 150 540 192 534 216 534 228 529 246 523 276 517 312 511 348 475 390 475 396 468 402 450 437 432 479 420 521 414 527 414 533 414 539 354 599 348 599 342 599 336 611 312 629 306 629 300 629 300 635 294 635 258 659 258 665 258 677 258 701 258 719 258 731 217 725 150 797 150 827 175 827 114 845 108 851 54 839 0 857 0 875 102 893 96 893 156 905 169 899 312 923 366 911 372 887 241 869 241 863 499 791 505 809 642 827 702 725 660 719 666 653 672 623 696 611 696 605 720 587 750 569 780 551 799 533 822 515 846 497 870 467 882 449 882 443 888 443 894 431 906 425 912 414 912 390 906 360 930 348 954 330 978 318 996 300 1002 306 1014 306 1026 336 1074 449 1074 467 1080 497 1105 563 1122 617 1128 641 1128 653 1122 659 1116 671 1116 689 1122 701 1128 719 1134 737 1140 749 1152 749 1158 743 1158 725 1152 707 1152 701 1206 713 1212 719 1218 737 1224 749 1236 755 1242 749 1236 737 1242 749 1248 755 1254 749 1254 743 1254 731 1248 719 1248 713"/>
          </draw:custom-shape>
          <draw:custom-shape draw:style-name="Mgr3" draw:text-style-name="MP3" draw:layer="backgroundobjects" svg:width="0.212cm" svg:height="0.348cm" svg:x="3.016cm" svg:y="11.946cm">
            <text:p/>
            <draw:enhanced-geometry svg:viewBox="0 0 48 79" draw:type="non-primitive" draw:enhanced-path="M 12 72 L 18 60 24 54 47 0 0 78 12 72"/>
          </draw:custom-shape>
          <draw:custom-shape draw:style-name="Mgr3" draw:text-style-name="MP3" draw:layer="backgroundobjects" svg:width="0.662cm" svg:height="1.852cm" svg:x="5.662cm" svg:y="11.342cm">
            <text:p/>
            <draw:enhanced-geometry svg:viewBox="0 0 150 420" draw:type="non-primitive" draw:enhanced-path="M 29 96 L 41 126 29 161 47 149 53 347 65 371 65 377 65 389 77 395 101 407 125 413 149 419 125 395 77 365 77 353 83 329 83 293 83 257 83 221 77 185 65 155 59 143 53 137 53 120 53 108 47 90 35 54 23 18 17 6 17 0 0 6 6 114 29 96"/>
          </draw:custom-shape>
          <draw:custom-shape draw:style-name="Mgr3" draw:text-style-name="MP3" draw:layer="backgroundobjects" svg:width="0.741cm" svg:height="0.613cm" svg:x="5.027cm" svg:y="10.733cm">
            <text:p/>
            <draw:enhanced-geometry svg:viewBox="0 0 168 139" draw:type="non-primitive" draw:enhanced-path="M 102 18 L 96 12 90 0 78 0 66 0 60 0 48 6 36 12 30 12 24 24 18 42 6 66 0 72 42 30 30 66 96 36 120 78 120 54 167 138 167 120 161 102 138 60 114 30 108 24 102 18"/>
          </draw:custom-shape>
          <draw:custom-shape draw:style-name="Mgr3" draw:text-style-name="MP3" draw:layer="backgroundobjects" svg:width="0.503cm" svg:height="0.507cm" svg:x="4.18cm" svg:y="10.204cm">
            <text:p/>
            <draw:enhanced-geometry svg:viewBox="0 0 114 115" draw:type="non-primitive" draw:enhanced-path="M 0 0 L 6 0 24 6 48 18 71 36 83 48 95 66 107 90 113 114 83 66 60 78 71 54 12 78 60 48 60 42 54 30 36 18 0 0"/>
          </draw:custom-shape>
          <draw:custom-shape draw:style-name="Mgr3" draw:text-style-name="MP3" draw:layer="backgroundobjects" svg:width="0.295cm" svg:height="0.269cm" svg:x="4.948cm" svg:y="11.368cm">
            <text:p/>
            <draw:enhanced-geometry svg:viewBox="0 0 67 61" draw:type="non-primitive" draw:enhanced-path="M 54 0 L 42 18 36 6 24 30 18 36 6 48 0 60 12 54 30 36 54 18 66 6 54 0"/>
          </draw:custom-shape>
          <draw:custom-shape draw:style-name="Mgr3" draw:text-style-name="MP3" draw:layer="backgroundobjects" svg:width="0.714cm" svg:height="0.793cm" svg:x="4.154cm" svg:y="11.792cm">
            <text:p/>
            <draw:enhanced-geometry svg:viewBox="0 0 162 180" draw:type="non-primitive" draw:enhanced-path="M 131 53 L 137 53 143 41 155 35 161 24 161 12 161 0 149 24 143 35 131 35 119 41 125 53 95 95 0 137 60 119 54 125 48 131 24 155 12 167 0 173 0 179 6 173 30 155 48 143 71 125 95 107 119 77 131 59 131 53"/>
          </draw:custom-shape>
          <draw:custom-shape draw:style-name="Mgr3" draw:text-style-name="MP3" draw:layer="backgroundobjects" svg:width="0.326cm" svg:height="0.243cm" svg:x="3.25cm" svg:y="12.184cm">
            <text:p/>
            <draw:enhanced-geometry svg:viewBox="0 0 74 55" draw:type="non-primitive" draw:enhanced-path="M 24 36 L 49 24 61 12 67 6 73 0 43 18 30 24 24 24 18 18 12 12 0 54 12 42 24 36"/>
          </draw:custom-shape>
          <draw:custom-shape draw:style-name="Mgr3" draw:text-style-name="MP3" draw:layer="backgroundobjects" svg:width="0.057cm" svg:height="0.242cm" svg:x="2.752cm" svg:y="12.74cm">
            <text:p/>
            <draw:enhanced-geometry svg:viewBox="0 0 13 55" draw:type="non-primitive" draw:enhanced-path="M 12 0 L 0 12 0 18 6 54 12 36 12 18 12 6 12 0"/>
          </draw:custom-shape>
          <draw:custom-shape draw:style-name="Mgr3" draw:text-style-name="MP3" draw:layer="backgroundobjects" svg:width="0.216cm" svg:height="0.322cm" svg:x="2.17cm" svg:y="13.322cm">
            <text:p/>
            <draw:enhanced-geometry svg:viewBox="0 0 49 73" draw:type="non-primitive" draw:enhanced-path="M 48 6 L 48 6 6 0 42 12 0 72 18 54 18 66 48 6"/>
          </draw:custom-shape>
          <draw:custom-shape draw:style-name="Mgr3" draw:text-style-name="MP3" draw:layer="backgroundobjects" svg:width="1.274cm" svg:height="0.375cm" svg:x="1.927cm" svg:y="13.348cm">
            <text:p/>
            <draw:enhanced-geometry svg:viewBox="0 0 289 85" draw:type="non-primitive" draw:enhanced-path="M 288 0 L 0 84 169 36 114 60 277 18 288 0"/>
          </draw:custom-shape>
          <draw:custom-shape draw:style-name="Mgr3" draw:text-style-name="MP3" draw:layer="backgroundobjects" svg:width="0.296cm" svg:height="0.481cm" svg:x="3.651cm" svg:y="13.242cm">
            <text:p/>
            <draw:enhanced-geometry svg:viewBox="0 0 67 109" draw:type="non-primitive" draw:enhanced-path="M 6 0 L 66 6 0 84 54 24 6 108 66 6 6 0"/>
          </draw:custom-shape>
          <draw:custom-shape draw:style-name="Mgr3" draw:text-style-name="MP3" draw:layer="backgroundobjects" svg:width="0.344cm" svg:height="0.189cm" svg:x="1.614cm" svg:y="13.719cm">
            <text:p/>
            <draw:enhanced-geometry svg:viewBox="0 0 78 43" draw:type="non-primitive" draw:enhanced-path="M 36 0 L 42 0 60 6 48 6 42 6 60 6 0 24 71 6 66 42 77 6 36 0"/>
          </draw:custom-shape>
          <draw:custom-shape draw:style-name="Mgr3" draw:text-style-name="MP3" draw:layer="backgroundobjects" svg:width="0.295cm" svg:height="0.136cm" svg:x="2.196cm" svg:y="13.957cm">
            <text:p/>
            <draw:enhanced-geometry svg:viewBox="0 0 67 31" draw:type="non-primitive" draw:enhanced-path="M 66 6 L 0 0 54 6 18 18 60 12 60 30 66 6"/>
          </draw:custom-shape>
          <draw:custom-shape draw:style-name="Mgr3" draw:text-style-name="MP3" draw:layer="backgroundobjects" svg:width="0.084cm" svg:height="0.269cm" svg:x="3.704cm" svg:y="12.872cm">
            <text:p/>
            <draw:enhanced-geometry svg:viewBox="0 0 19 61" draw:type="non-primitive" draw:enhanced-path="M 0 24 L 12 24 12 60 18 18 18 0 12 18 0 24"/>
          </draw:custom-shape>
          <draw:custom-shape draw:style-name="Mgr3" draw:text-style-name="MP3" draw:layer="backgroundobjects" svg:width="0.031cm" svg:height="0.084cm" svg:x="2.408cm" svg:y="13.322cm">
            <text:p/>
            <draw:enhanced-geometry svg:viewBox="0 0 7 19" draw:type="non-primitive" draw:enhanced-path="M 6 0 L 0 18 6 12 6 0"/>
          </draw:custom-shape>
          <draw:custom-shape draw:style-name="Mgr3" draw:text-style-name="MP3" draw:layer="backgroundobjects" svg:width="0.136cm" svg:height="0.348cm" svg:x="2.355cm" svg:y="12.978cm">
            <text:p/>
            <draw:enhanced-geometry svg:viewBox="0 0 31 79" draw:type="non-primitive" draw:enhanced-path="M 24 6 L 18 24 0 18 12 30 6 42 18 78 18 24 24 12 30 6 12 0 24 6"/>
          </draw:custom-shape>
          <draw:custom-shape draw:style-name="Mgr3" draw:text-style-name="MP3" draw:layer="backgroundobjects" svg:width="0.11cm" svg:height="0.11cm" svg:x="2.381cm" svg:y="13.401cm">
            <text:p/>
            <draw:enhanced-geometry svg:viewBox="0 0 25 25" draw:type="non-primitive" draw:enhanced-path="M 6 0 L 0 0 6 0 12 6 24 24 24 18 18 6 12 0 6 0"/>
          </draw:custom-shape>
          <draw:custom-shape draw:style-name="Mgr5" draw:text-style-name="MP3" draw:layer="backgroundobjects" svg:width="0.953cm" svg:height="0.957cm" svg:x="3.532cm" svg:y="11.822cm">
            <text:p/>
            <draw:enhanced-geometry svg:viewBox="0 0 216 217" draw:type="non-primitive" draw:enhanced-path="M 215 0 L 147 36 132 49 104 79 87 114 48 156 42 166 29 177 0 208 48 216 215 0"/>
          </draw:custom-shape>
          <draw:custom-shape draw:style-name="Mgr5" draw:text-style-name="MP3" draw:layer="backgroundobjects" svg:width="0.939cm" svg:height="0.794cm" svg:x="2.364cm" svg:y="11.95cm">
            <text:p/>
            <draw:enhanced-geometry svg:viewBox="0 0 213 180" draw:type="non-primitive" draw:enhanced-path="M 212 0 L 144 36 0 179 177 85 212 0"/>
          </draw:custom-shape>
          <draw:custom-shape draw:style-name="Mgr5" draw:text-style-name="MP3" draw:layer="backgroundobjects" svg:width="0.287cm" svg:height="0.353cm" svg:x="4.573cm" svg:y="11.505cm">
            <text:p/>
            <draw:enhanced-geometry svg:viewBox="0 0 65 80" draw:type="non-primitive" draw:enhanced-path="M 0 22 L 64 79 60 0 0 22"/>
          </draw:custom-shape>
          <draw:custom-shape draw:style-name="Mgr5" draw:text-style-name="MP3" draw:layer="backgroundobjects" svg:width="0.609cm" svg:height="0.918cm" svg:x="3.823cm" svg:y="10.896cm">
            <text:p/>
            <draw:enhanced-geometry svg:viewBox="0 0 138 208" draw:type="non-primitive" draw:enhanced-path="M 0 0 L 17 87 69 154 137 207 0 0"/>
          </draw:custom-shape>
          <draw:custom-shape draw:style-name="Mgr5" draw:text-style-name="MP3" draw:layer="backgroundobjects" svg:width="0.291cm" svg:height="0.984cm" svg:x="3.603cm" svg:y="11.055cm">
            <text:p/>
            <draw:enhanced-geometry svg:viewBox="0 0 66 223" draw:type="non-primitive" draw:enhanced-path="M 0 222 L 40 142 65 72 7 0 0 222"/>
          </draw:custom-shape>
        </draw:g>
      </draw:g>
      <draw:frame presentation:style-name="Title1-title" draw:layer="backgroundobjects" svg:width="21.59cm" svg:height="4.084cm" svg:x="1.905cm" svg:y="4.02cm" presentation:class="title" presentation:placeholder="true">
        <draw:text-box/>
      </draw:frame>
      <draw:frame presentation:style-name="Mpr2" draw:text-style-name="MP6" draw:layer="backgroundobjects" svg:width="5.927cm" svg:height="1.324cm" svg:x="1.269cm" svg:y="17.347cm" presentation:class="date-time">
        <draw:text-box>
          <text:list text:style-name="ML1">
            <text:list-header>
              <text:p text:style-name="MP5"><text:span text:style-name="MT3"><text:date style:data-style-name="D3" text:date-value="2013-08-18">08/18/13</text:date></text:span></text:p>
            </text:list-header>
          </text:list>
        </draw:text-box>
      </draw:frame>
      <draw:frame presentation:style-name="Mpr3" draw:text-style-name="MP10" draw:layer="backgroundobjects" svg:width="8.044cm" svg:height="1.324cm" svg:x="8.678cm" svg:y="17.347cm" presentation:class="footer">
        <draw:text-box>
          <text:list text:style-name="ML1">
            <text:list-header>
              <text:p text:style-name="MP9"><text:span text:style-name="MT3"><presentation:footer/></text:span></text:p>
            </text:list-header>
          </text:list>
        </draw:text-box>
      </draw:frame>
      <draw:frame presentation:style-name="Mpr4" draw:text-style-name="MP8" draw:layer="backgroundobjects" svg:width="5.927cm" svg:height="1.324cm" svg:x="18.202cm" svg:y="17.347cm" presentation:class="page-number">
        <draw:text-box>
          <text:list text:style-name="ML1">
            <text:list-header>
              <text:p text:style-name="MP7"><text:span text:style-name="MT3"><text:page-number>&lt;number&gt;</text:page-number></text:span></text:p>
            </text:list-header>
          </text:list>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Mgr8" draw:text-style-name="MP4" draw:layer="backgroundobjects" svg:width="19.05cm" svg:height="25.4cm" svg:x="0cm" svg:y="0cm">
          <text:p/>
        </draw:rect>
        <draw:frame presentation:style-name="Mpr5" draw:text-style-name="MP6" draw:layer="backgroundobjects" svg:width="8.255cm" svg:height="1.271cm" svg:x="-0.001cm" svg:y="0cm" presentation:class="header">
          <draw:text-box>
            <text:list text:style-name="ML2">
              <text:list-header>
                <text:p text:style-name="MP5"><text:span text:style-name="MT2"><presentation:header/></text:span></text:p>
              </text:list-header>
            </text:list>
          </draw:text-box>
        </draw:frame>
        <draw:frame presentation:style-name="Mpr6" draw:text-style-name="MP8" draw:layer="backgroundobjects" svg:width="8.255cm" svg:height="1.271cm" svg:x="10.79cm" svg:y="0cm" presentation:class="date-time">
          <draw:text-box>
            <text:list text:style-name="ML2">
              <text:list-header>
                <text:p text:style-name="MP7"><text:span text:style-name="MT2"><presentation:date-time/></text:span></text:p>
              </text:list-header>
            </text:list>
          </draw:text-box>
        </draw:frame>
        <draw:page-thumbnail presentation:style-name="Title1-title" draw:layer="backgroundobjects" svg:width="12.692cm" svg:height="9.518cm" svg:x="3.179cm" svg:y="1.908cm" presentation:class="page"/>
        <draw:frame presentation:style-name="Title1-notes" draw:layer="backgroundobjects" svg:width="15.24cm" svg:height="11.431cm" svg:x="1.905cm" svg:y="12.065cm" presentation:class="notes" presentation:placeholder="true">
          <draw:text-box/>
        </draw:frame>
        <draw:frame presentation:style-name="Mpr7" draw:text-style-name="MP6" draw:layer="backgroundobjects" svg:width="8.255cm" svg:height="1.271cm" svg:x="-0.001cm" svg:y="24.125cm" presentation:class="footer">
          <draw:text-box>
            <text:list text:style-name="ML2">
              <text:list-header>
                <text:p text:style-name="MP5"><text:span text:style-name="MT2"><presentation:footer/></text:span></text:p>
              </text:list-header>
            </text:list>
          </draw:text-box>
        </draw:frame>
        <draw:frame presentation:style-name="Mpr8" draw:text-style-name="MP8" draw:layer="backgroundobjects" svg:width="8.255cm" svg:height="1.271cm" svg:x="10.79cm" svg:y="24.125cm" presentation:class="page-number">
          <draw:text-box>
            <text:list text:style-name="ML2">
              <text:list-header>
                <text:p text:style-name="MP7"><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werPoint Presentation</dc:title>
    <dc:date>2013-08-18T21:35:15.91</dc:date>
    <meta:editing-cycles>8</meta:editing-cycles>
    <meta:editing-duration>PT11H13M22S</meta:editing-duration>
    <meta:generator>OpenOffice.org/3.4$Win32 OpenOffice.org_project/340m1$Build-9590</meta:generator>
    <meta:document-statistic meta:object-count="178"/>
  </office:meta>
</office:document-meta>
</file>